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style:font-family-complex="Deliu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style:font-family-complex="Deliu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asian="DejaVu Sans Mono" style:font-family-complex="Delius" style:font-family-generic-asian="modern" style:font-pitch-asian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asian="DejaVu Sans Mono" style:font-family-complex="DejaVu Sans Mono" style:font-family-generic="modern" style:font-family-generic-asian="modern" style:font-family-generic-complex="modern" style:font-pitch="fixed" style:font-pitch-asian="fixed" style:font-pitch-complex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asian="DejaVu Sans Mono" style:font-family-complex="Delius" style:font-family-generic-asian="modern" style:font-pitch-asian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style:font-family-generic="modern" style:font-pitch="fixed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da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6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b3005e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c5bb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d70f06" style:text-line-through-type="none" style:text-line-through-style="none" style:text-line-through-width="auto" style:text-line-through-color="font-color" style:text-position="0% 100%" fo:font-family="Inconsolata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118503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818181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consolata" style:font-family-complex="Deliu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1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2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99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2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9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0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0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9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4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86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9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91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6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9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2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214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3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3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0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1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8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5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5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7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9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4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4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3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2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3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3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2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2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49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2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9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5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9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8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4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5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6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3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6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23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4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4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6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5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9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7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96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7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5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1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4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2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6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8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6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0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1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98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2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59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</office:automatic-styles>
  <office:body>
    <office:presentation>
      <draw:page draw:name="Slide1" draw:style-name="a479" draw:master-page-name="Master1-Layout1-title-Title-Slide" presentation:presentation-page-layout-name="Master1-PPL1" draw:id="Slide-256">
        <draw:frame draw:id="id105" presentation:style-name="a482" draw:name="Title 1" svg:x="1.33333in" svg:y="4.25in" svg:width="7.5in" svg:height="1.08333in" presentation:class="title" presentation:placeholder="false">
          <draw:text-box>
            <text:p text:style-name="a481" text:class-names="" text:cond-style-name=""><text:span text:style-name="a480" text:class-names="">Template Haskell Tutorial</text:span></text:p>
          </draw:text-box>
          <svg:title/>
          <svg:desc/>
        </draw:frame>
        <draw:frame draw:id="id106" presentation:style-name="a487" draw:name="Subtitle 2" svg:x="1.33333in" svg:y="5.60417in" svg:width="7.5in" svg:height="0.58333in" presentation:class="subtitle" presentation:placeholder="false">
          <draw:text-box>
            <text:p text:style-name="a484" text:class-names="" text:cond-style-name=""><text:span text:style-name="a483" text:class-names="">short, illustrated examples</text:span></text:p>
            <text:p text:style-name="a486" text:class-names="" text:cond-style-name=""><text:span text:style-name="a485" text:class-names="">from Illustrated Haskell &lt;http://illustratedhaskell.org&gt;</text:span></text:p>
          </draw:text-box>
          <svg:title/>
          <svg:desc/>
        </draw:frame>
      </draw:page>
      <draw:page draw:name="Slide2" draw:style-name="a488" draw:master-page-name="Master1-Layout2-obj-Title-and-Content" presentation:presentation-page-layout-name="Master1-PPL2" draw:id="Slide-257">
        <draw:frame draw:id="id107" presentation:style-name="a491" draw:name="Title 1" svg:x="0.5in" svg:y="0.16667in" svg:width="9in" svg:height="1.08333in" presentation:class="title" presentation:placeholder="false">
          <draw:text-box>
            <text:p text:style-name="a490" text:class-names="" text:cond-style-name=""><text:span text:style-name="a489" text:class-names="">Motivating example</text:span></text:p>
          </draw:text-box>
          <svg:title/>
          <svg:desc/>
        </draw:frame>
        <draw:frame draw:id="id108" presentation:style-name="a550" draw:name="Content Placeholder 2" svg:x="0.5in" svg:y="1.25in" svg:width="9in" svg:height="5.4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2" text:class-names="">fst</text:span><text:span text:style-name="a493" text:class-names="">(x,</text:span><text:span text:style-name="a494" text:class-names="">_</text:span><text:span text:style-name="a495" text:class-names="">) <text:s text:c="5"/></text:span><text:span text:style-name="a496" text:class-names="">=</text:span><text:span text:style-name="a497" text:class-names=""><text:s text:c="1"/>x</text:span></text:p>
              </text:list-item>
            </text:list>
            <text:list text:style-name="a507">
              <text:list-item>
                <text:p text:style-name="a506" text:class-names="" text:cond-style-name=""><text:span text:style-name="a500" text:class-names="">fst3</text:span><text:span text:style-name="a501" text:class-names="">(x,</text:span><text:span text:style-name="a502" text:class-names="">_,_</text:span><text:span text:style-name="a503" text:class-names="">) <text:s text:c="2"/></text:span><text:span text:style-name="a504" text:class-names="">=</text:span><text:span text:style-name="a505" text:class-names=""><text:s text:c="1"/>x</text:span></text:p>
              </text:list-item>
            </text:list>
            <text:list text:style-name="a515">
              <text:list-item>
                <text:p text:style-name="a514" text:class-names="" text:cond-style-name=""><text:span text:style-name="a508" text:class-names="">fst4</text:span><text:span text:style-name="a509" text:class-names="">(x,</text:span><text:span text:style-name="a510" text:class-names="">_,_,_</text:span><text:span text:style-name="a511" text:class-names="">)<text:s text:c="1"/></text:span><text:span text:style-name="a512" text:class-names="">=</text:span><text:span text:style-name="a513" text:class-names=""><text:s text:c="1"/>x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…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2" text:class-names="">print</text:span><text:span text:style-name="a523" text:class-names=""><text:s text:c="1"/>$ fst3 (</text:span><text:span text:style-name="a524" text:class-names="">"hello world"</text:span><text:span text:style-name="a525" text:class-names="">,<text:s text:c="1"/></text:span><text:span text:style-name="a526" text:class-names="">1</text:span><text:span text:style-name="a527" text:class-names="">,<text:s text:c="1"/></text:span><text:span text:style-name="a528" text:class-names="">2</text:span><text:span text:style-name="a529" text:class-names="">)</text:span></text:p>
              </text:list-item>
            </text:list>
            <text:list text:style-name="a543">
              <text:list-item>
                <text:p text:style-name="a542" text:class-names="" text:cond-style-name=""><text:span text:style-name="a532" text:class-names="">print</text:span><text:span text:style-name="a533" text:class-names=""><text:s text:c="1"/>$ fst4 (</text:span><text:span text:style-name="a534" text:class-names="">"hello world"</text:span><text:span text:style-name="a535" text:class-names="">,<text:s text:c="1"/></text:span><text:span text:style-name="a536" text:class-names="">1</text:span><text:span text:style-name="a537" text:class-names="">,<text:s text:c="1"/></text:span><text:span text:style-name="a538" text:class-names="">2</text:span><text:span text:style-name="a539" text:class-names="">,<text:s text:c="1"/></text:span><text:span text:style-name="a540" text:class-names="">3</text:span><text:span text:style-name="a541" text:class-names="">)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So repetitive!</text:span></text:p>
              </text:list-item>
            </text:list>
          </draw:text-box>
          <svg:title/>
          <svg:desc/>
        </draw:frame>
      </draw:page>
      <draw:page draw:name="Slide3" draw:style-name="a551" draw:master-page-name="Master1-Layout2-obj-Title-and-Content" presentation:presentation-page-layout-name="Master1-PPL2" draw:id="Slide-258">
        <draw:frame draw:id="id109" presentation:style-name="a554" draw:name="Title 1" svg:x="0.5in" svg:y="0.16667in" svg:width="9in" svg:height="1.08333in" presentation:class="title" presentation:placeholder="false">
          <draw:text-box>
            <text:p text:style-name="a553" text:class-names="" text:cond-style-name=""><text:span text:style-name="a552" text:class-names="">Template Haskell to the rescue!</text:span></text:p>
          </draw:text-box>
          <svg:title/>
          <svg:desc/>
        </draw:frame>
        <draw:frame draw:id="id110" presentation:style-name="a592" draw:name="Content Placeholder 2" svg:x="0.5in" svg:y="1.35in" svg:width="9in" svg:height="5.4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Usage: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{-# LANGUAGE TemplateHaskell #-}</text:span><text:span text:style-name="a562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65" text:class-names="">print</text:span><text:span text:style-name="a566" text:class-names=""><text:s text:c="1"/>$ $(fstN<text:s text:c="1"/></text:span><text:span text:style-name="a567" text:class-names="">3</text:span><text:span text:style-name="a568" text:class-names="">) (</text:span><text:span text:style-name="a569" text:class-names="">"hello world"</text:span><text:span text:style-name="a570" text:class-names="">,<text:s text:c="1"/></text:span><text:span text:style-name="a571" text:class-names="">1</text:span><text:span text:style-name="a572" text:class-names="">,<text:s text:c="1"/></text:span><text:span text:style-name="a573" text:class-names="">2</text:span><text:span text:style-name="a574" text:class-names="">)</text:span></text:p>
              </text:list-item>
            </text:list>
            <text:list text:style-name="a591">
              <text:list-item>
                <text:p text:style-name="a590" text:class-names="" text:cond-style-name=""><text:span text:style-name="a577" text:class-names="">print</text:span><text:span text:style-name="a578" text:class-names=""><text:s text:c="1"/>$ $(fstN<text:s text:c="1"/></text:span><text:span text:style-name="a579" text:class-names="">4</text:span><text:span text:style-name="a580" text:class-names="">) (</text:span><text:span text:style-name="a581" text:class-names="">"hello world"</text:span><text:span text:style-name="a582" text:class-names="">,<text:s text:c="1"/></text:span><text:span text:style-name="a583" text:class-names="">1</text:span><text:span text:style-name="a584" text:class-names="">,<text:s text:c="1"/></text:span><text:span text:style-name="a585" text:class-names="">2</text:span><text:span text:style-name="a586" text:class-names="">,<text:s text:c="1"/></text:span><text:span text:style-name="a587" text:class-names="">3</text:span><text:span text:style-name="a588" text:class-names="">)</text:span><text:span text:style-name="a589" text:class-names=""/></text:p>
              </text:list-item>
            </text:list>
          </draw:text-box>
          <svg:title/>
          <svg:desc/>
        </draw:frame>
      </draw:page>
      <draw:page draw:name="Slide5" draw:style-name="a593" draw:master-page-name="Master1-Layout2-obj-Title-and-Content" presentation:presentation-page-layout-name="Master1-PPL2" draw:id="Slide-260">
        <draw:frame draw:id="id111" presentation:style-name="a596" draw:name="Title 1" svg:x="0.5in" svg:y="0.16667in" svg:width="9in" svg:height="1.08333in" presentation:class="title" presentation:placeholder="false">
          <draw:text-box>
            <text:p text:style-name="a595" text:class-names="" text:cond-style-name=""><text:span text:style-name="a594" text:class-names="">How to write it?</text:span></text:p>
          </draw:text-box>
          <svg:title/>
          <svg:desc/>
        </draw:frame>
        <draw:frame draw:id="id112" presentation:style-name="a666" draw:name="Content Placeholder 2" svg:x="0.5in" svg:y="1.26667in" svg:width="9in" svg:height="5.4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7" text:class-names="">-- FstN.hs</text:span><text:span text:style-name="a598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{-# LANGUAGE TemplateHaskell #-}</text:span><text:span text:style-name="a602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5" text:class-names="">module</text:span><text:span text:style-name="a606" text:class-names=""><text:s text:c="1"/></text:span><text:span text:style-name="a607" text:class-names="">FstN</text:span><text:span text:style-name="a608" text:class-names=""><text:s text:c="1"/></text:span><text:span text:style-name="a609" text:class-names="">where</text:span><text:span text:style-name="a610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3" text:class-names="">import</text:span><text:span text:style-name="a614" text:class-names=""><text:s text:c="1"/></text:span><text:span text:style-name="a615" text:class-names="">Language.Haskell.TH</text:span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2" text:class-names="">fstN</text:span><text:span text:style-name="a623" text:class-names=""><text:s text:c="1"/></text:span><text:span text:style-name="a624" text:class-names="">::</text:span><text:span text:style-name="a625" text:class-names=""><text:s text:c="1"/></text:span><text:span text:style-name="a626" text:class-names="">Q</text:span><text:span text:style-name="a627" text:class-names=""><text:s text:c="1"/></text:span><text:span text:style-name="a628" text:class-names="">Exp</text:span><text:span text:style-name="a629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2" text:class-names="">fstN</text:span><text:span text:style-name="a633" text:class-names=""><text:s text:c="1"/>n<text:s text:c="1"/></text:span><text:span text:style-name="a634" text:class-names="">=</text:span><text:span text:style-name="a635" text:class-names=""><text:s text:c="1"/></text:span><text:span text:style-name="a636" text:class-names="">do</text:span><text:span text:style-name="a637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0" text:class-names=""><text:s text:c="4"/>x<text:s text:c="1"/></text:span><text:span text:style-name="a641" text:class-names="">&lt;-</text:span><text:span text:style-name="a642" text:class-names=""><text:s text:c="1"/>newName<text:s text:c="1"/></text:span><text:span text:style-name="a643" text:class-names="">"x”</text:span><text:span text:style-name="a644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47" text:class-names=""><text:s text:c="4"/>return $<text:s text:c="1"/></text:span><text:span text:style-name="a648" text:class-names="">LamE</text:span><text:span text:style-name="a649" text:class-names=""><text:s text:c="1"/>[</text:span><text:span text:style-name="a650" text:class-names="">TupP</text:span><text:span text:style-name="a651" text:class-names=""><text:s text:c="1"/>$</text:span></text:p>
              </text:list-item>
            </text:list>
            <text:list text:style-name="a665">
              <text:list-item>
                <text:p text:style-name="a664" text:class-names="" text:cond-style-name=""><text:span text:style-name="a654" text:class-names=""><text:s text:c="8"/>VarP</text:span><text:span text:style-name="a655" text:class-names=""><text:s text:c="1"/>x<text:s text:c="1"/></text:span><text:span text:style-name="a656" text:class-names="">:</text:span><text:span text:style-name="a657" text:class-names=""><text:s text:c="1"/>replicate (n-</text:span><text:span text:style-name="a658" text:class-names="">1</text:span><text:span text:style-name="a659" text:class-names="">)<text:s text:c="1"/></text:span><text:span text:style-name="a660" text:class-names="">WildP</text:span><text:span text:style-name="a661" text:class-names="">] (</text:span><text:span text:style-name="a662" text:class-names="">VarE</text:span><text:span text:style-name="a663" text:class-names=""><text:s text:c="1"/>x)</text:span></text:p>
              </text:list-item>
            </text:list>
          </draw:text-box>
          <svg:title/>
          <svg:desc/>
        </draw:frame>
      </draw:page>
      <draw:page draw:name="Slide4" draw:style-name="a667" draw:master-page-name="Master1-Layout2-obj-Title-and-Content" presentation:presentation-page-layout-name="Master1-PPL2" draw:id="Slide-259">
        <draw:frame draw:id="id113" presentation:style-name="a670" draw:name="Title 1" svg:x="0.5in" svg:y="0.16667in" svg:width="9in" svg:height="1.08333in" presentation:class="title" presentation:placeholder="false">
          <draw:text-box>
            <text:p text:style-name="a669" text:class-names="" text:cond-style-name=""><text:span text:style-name="a668" text:class-names="">OK, how about explaining it?</text:span></text:p>
          </draw:text-box>
          <svg:title/>
          <svg:desc/>
        </draw:frame>
        <draw:frame draw:id="id114" presentation:style-name="a746" draw:name="Content Placeholder 2" svg:x="0.5in" svg:y="1.33333in" svg:width="9in" svg:height="5.4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Every time you want to write something in TH, you start with: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runQ</text:span><text:span text:style-name="a675" text:class-names=""><text:s text:c="1"/>[| ... |]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1" text:class-names="">GHC will tell you how to write it. For example, if we wanted to write a splice that will produce<text:s text:c="1"/></text:span><text:span text:style-name="a682" text:class-names="">\</text:span><text:span text:style-name="a683" text:class-names="">(x,</text:span><text:span text:style-name="a684" text:class-names="">_</text:span><text:span text:style-name="a685" text:class-names="">,</text:span><text:span text:style-name="a686" text:class-names="">_</text:span><text:span text:style-name="a687" text:class-names="">)<text:s text:c="1"/></text:span><text:span text:style-name="a688" text:class-names="">-&gt;</text:span><text:span text:style-name="a689" text:class-names=""><text:s text:c="1"/>x</text:span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$ ghci –fth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&gt; :m +Language.Haskell.TH</text:span></text:p>
              </text:list-item>
            </text:list>
            <text:list text:style-name="a714">
              <text:list-item>
                <text:p text:style-name="a713" text:class-names="" text:cond-style-name=""><text:span text:style-name="a702" text:class-names="">&gt;<text:s text:c="1"/></text:span><text:span text:style-name="a703" text:class-names="">runQ</text:span><text:span text:style-name="a704" text:class-names=""><text:s text:c="1"/>[|<text:s text:c="1"/></text:span><text:span text:style-name="a705" text:class-names="">\</text:span><text:span text:style-name="a706" text:class-names="">(x,</text:span><text:span text:style-name="a707" text:class-names="">_</text:span><text:span text:style-name="a708" text:class-names="">,</text:span><text:span text:style-name="a709" text:class-names="">_</text:span><text:span text:style-name="a710" text:class-names="">)<text:s text:c="1"/></text:span><text:span text:style-name="a711" text:class-names="">-&gt;</text:span><text:span text:style-name="a712" text:class-names=""><text:s text:c="1"/>x |]</text:span></text:p>
              </text:list-item>
            </text:list>
            <text:list text:style-name="a728">
              <text:list-item>
                <text:p text:style-name="a727" text:class-names="" text:cond-style-name=""><text:span text:style-name="a715" text:class-names="">LamE</text:span><text:span text:style-name="a716" text:class-names=""><text:s text:c="1"/>[</text:span><text:span text:style-name="a717" text:class-names="">TupP</text:span><text:span text:style-name="a718" text:class-names=""><text:s text:c="1"/>[</text:span><text:span text:style-name="a719" text:class-names="">VarP</text:span><text:span text:style-name="a720" text:class-names=""><text:s text:c="1"/>x_1,</text:span><text:span text:style-name="a721" text:class-names="">WildP</text:span><text:span text:style-name="a722" text:class-names="">,</text:span><text:span text:style-name="a723" text:class-names="">WildP</text:span><text:span text:style-name="a724" text:class-names="">]] (</text:span><text:span text:style-name="a725" text:class-names="">VarE</text:span><text:span text:style-name="a726" text:class-names=""><text:s text:c="1"/>x_1)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&gt; :t it</text:span></text:p>
              </text:list-item>
            </text:list>
            <text:list text:style-name="a739">
              <text:list-item>
                <text:p text:style-name="a738" text:class-names="" text:cond-style-name=""><text:span text:style-name="a732" text:class-names="">it</text:span><text:span text:style-name="a733" text:class-names=""><text:s text:c="1"/></text:span><text:span text:style-name="a734" text:class-names="">::</text:span><text:span text:style-name="a735" text:class-names=""><text:s text:c="1"/></text:span><text:span text:style-name="a736" text:class-names="">Exp</text:span><text:span text:style-name="a737" text:class-names=""/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That’s it, no need to remember anything! Just ask GHC!</text:span></text:p>
              </text:list-item>
            </text:list>
          </draw:text-box>
          <svg:title/>
          <svg:desc/>
        </draw:frame>
      </draw:page>
      <draw:page draw:name="Slide6" draw:style-name="a747" draw:master-page-name="Master1-Layout2-obj-Title-and-Content" presentation:presentation-page-layout-name="Master1-PPL2" draw:id="Slide-261">
        <draw:frame draw:id="id115" presentation:style-name="a752" draw:name="Title 1" svg:x="0.5in" svg:y="0.16667in" svg:width="9in" svg:height="1.08333in" presentation:class="title" presentation:placeholder="false">
          <draw:text-box>
            <text:p text:style-name="a751" text:class-names="" text:cond-style-name=""><text:span text:style-name="a748" text:class-names="">Writing<text:s text:c="1"/></text:span><text:span text:style-name="a749" text:class-names="">fst3</text:span><text:span text:style-name="a750" text:class-names=""><text:s text:c="1"/>in TH</text:span></text:p>
          </draw:text-box>
          <svg:title/>
          <svg:desc/>
        </draw:frame>
        <draw:frame draw:id="id116" presentation:style-name="a865" draw:name="Content Placeholder 2" svg:x="0.5in" svg:y="1.35in" svg:width="9in" svg:height="5.4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3" text:class-names="">So we already have an<text:s text:c="1"/></text:span><text:span text:style-name="a754" text:class-names="">Exp</text:span><text:span text:style-name="a755" text:class-names="">, how about those<text:s text:c="1"/></text:span><text:span text:style-name="a756" text:class-names="">x_1</text:span><text:span text:style-name="a757" text:class-names="">?</text:span></text:p>
              </text:list-item>
            </text:list>
            <text:list text:style-name="a773">
              <text:list-item>
                <text:p text:style-name="a772" text:class-names="" text:cond-style-name=""><text:span text:style-name="a760" text:class-names="">LamE</text:span><text:span text:style-name="a761" text:class-names=""><text:s text:c="1"/>[</text:span><text:span text:style-name="a762" text:class-names="">TupP</text:span><text:span text:style-name="a763" text:class-names=""><text:s text:c="1"/>[</text:span><text:span text:style-name="a764" text:class-names="">VarP</text:span><text:span text:style-name="a765" text:class-names=""><text:s text:c="1"/>x_1,</text:span><text:span text:style-name="a766" text:class-names="">WildP</text:span><text:span text:style-name="a767" text:class-names="">,</text:span><text:span text:style-name="a768" text:class-names="">WildP</text:span><text:span text:style-name="a769" text:class-names="">]] (</text:span><text:span text:style-name="a770" text:class-names="">VarE</text:span><text:span text:style-name="a771" text:class-names=""><text:s text:c="1"/>x_1)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&gt; :t (VarP, VarE)</text:span></text:p>
              </text:list-item>
            </text:list>
            <text:list text:style-name="a801">
              <text:list-item>
                <text:p text:style-name="a800" text:class-names="" text:cond-style-name=""><text:span text:style-name="a780" text:class-names="">(</text:span><text:span text:style-name="a781" text:class-names="">VarP</text:span><text:span text:style-name="a782" text:class-names="">,<text:s text:c="1"/></text:span><text:span text:style-name="a783" text:class-names="">VarE</text:span><text:span text:style-name="a784" text:class-names="">)<text:s text:c="1"/></text:span><text:span text:style-name="a785" text:class-names="">::</text:span><text:span text:style-name="a786" text:class-names=""><text:s text:c="1"/>(</text:span><text:span text:style-name="a787" text:class-names="">Name</text:span><text:span text:style-name="a788" text:class-names=""><text:s text:c="1"/></text:span><text:span text:style-name="a789" text:class-names="">-&gt;</text:span><text:span text:style-name="a790" text:class-names=""><text:s text:c="1"/></text:span><text:span text:style-name="a791" text:class-names="">Pat</text:span><text:span text:style-name="a792" text:class-names="">,<text:s text:c="1"/></text:span><text:span text:style-name="a793" text:class-names="">Name</text:span><text:span text:style-name="a794" text:class-names=""><text:s text:c="1"/></text:span><text:span text:style-name="a795" text:class-names="">-&gt;</text:span><text:span text:style-name="a796" text:class-names=""><text:s text:c="1"/></text:span><text:span text:style-name="a797" text:class-names="">Exp</text:span><text:span text:style-name="a798" text:class-names="">)</text:span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11">
              <text:list-item>
                <text:p text:style-name="a810" text:class-names="" text:cond-style-name=""><text:span text:style-name="a805" text:class-names="">So,<text:s text:c="1"/></text:span><text:span text:style-name="a806" text:class-names="">VarP</text:span><text:span text:style-name="a807" text:class-names=""><text:s text:c="1"/>and<text:s text:c="1"/></text:span><text:span text:style-name="a808" text:class-names="">VarE</text:span><text:span text:style-name="a809" text:class-names=""><text:s text:c="1"/>takes a Name. Let’s see how we can satisfy them: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&gt; :t newName</text:span></text:p>
              </text:list-item>
            </text:list>
            <text:list text:style-name="a827">
              <text:list-item>
                <text:p text:style-name="a826" text:class-names="" text:cond-style-name=""><text:span text:style-name="a815" text:class-names="">newName</text:span><text:span text:style-name="a816" text:class-names=""><text:s text:c="1"/></text:span><text:span text:style-name="a817" text:class-names="">::</text:span><text:span text:style-name="a818" text:class-names=""><text:s text:c="1"/></text:span><text:span text:style-name="a819" text:class-names="">String</text:span><text:span text:style-name="a820" text:class-names=""><text:s text:c="1"/></text:span><text:span text:style-name="a821" text:class-names="">-&gt;</text:span><text:span text:style-name="a822" text:class-names=""><text:s text:c="1"/></text:span><text:span text:style-name="a823" text:class-names="">Q</text:span><text:span text:style-name="a824" text:class-names=""><text:s text:c="1"/></text:span><text:span text:style-name="a825" text:class-names="">Name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A ha! So we can just plug it into the expression GHC gave us:</text:span></text:p>
              </text:list-item>
            </text:list>
            <text:list text:style-name="a841">
              <text:list-item>
                <text:p text:style-name="a840" text:class-names="" text:cond-style-name=""><text:span text:style-name="a834" text:class-names="">fst3</text:span><text:span text:style-name="a835" text:class-names=""><text:s text:c="1"/></text:span><text:span text:style-name="a836" text:class-names="">=</text:span><text:span text:style-name="a837" text:class-names=""><text:s text:c="1"/></text:span><text:span text:style-name="a838" text:class-names="">do</text:span><text:span text:style-name="a839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2" text:class-names=""><text:s text:c="4"/>x<text:s text:c="1"/></text:span><text:span text:style-name="a843" text:class-names="">&lt;-</text:span><text:span text:style-name="a844" text:class-names=""><text:s text:c="1"/>newName<text:s text:c="1"/></text:span><text:span text:style-name="a845" text:class-names="">"x"</text:span><text:span text:style-name="a846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49" text:class-names=""><text:s text:c="4"/></text:span><text:span text:style-name="a850" text:class-names="">LamE</text:span><text:span text:style-name="a851" text:class-names=""><text:s text:c="1"/>[</text:span><text:span text:style-name="a852" text:class-names="">TupP</text:span><text:span text:style-name="a853" text:class-names=""><text:s text:c="1"/>[</text:span><text:span text:style-name="a854" text:class-names="">VarP</text:span><text:span text:style-name="a855" text:class-names=""><text:s text:c="1"/>x,</text:span><text:span text:style-name="a856" text:class-names="">WildP</text:span><text:span text:style-name="a857" text:class-names="">,</text:span><text:span text:style-name="a858" text:class-names="">WildP</text:span><text:span text:style-name="a859" text:class-names="">]] (</text:span><text:span text:style-name="a860" text:class-names="">VarE</text:span><text:span text:style-name="a861" text:class-names=""><text:s text:c="1"/>x)</text:span><text:span text:style-name="a862" text:class-names=""/></text:p>
              </text:list-item>
            </text:list>
          </draw:text-box>
          <svg:title/>
          <svg:desc/>
        </draw:frame>
      </draw:page>
      <draw:page draw:name="Slide7" draw:style-name="a866" draw:master-page-name="Master1-Layout2-obj-Title-and-Content" presentation:presentation-page-layout-name="Master1-PPL2" draw:id="Slide-262">
        <draw:frame draw:id="id117" presentation:style-name="a873" draw:name="Title 1" svg:x="0.5in" svg:y="0.16667in" svg:width="9in" svg:height="1.08333in" presentation:class="title" presentation:placeholder="false">
          <draw:text-box>
            <text:p text:style-name="a872" text:class-names="" text:cond-style-name=""><text:span text:style-name="a867" text:class-names="">Evolving<text:s text:c="1"/></text:span><text:span text:style-name="a868" text:class-names="">fst3</text:span><text:span text:style-name="a869" text:class-names=""><text:s text:c="1"/>into<text:s text:c="1"/></text:span><text:span text:style-name="a870" text:class-names="">fstN</text:span><text:span text:style-name="a871" text:class-names=""/></text:p>
          </draw:text-box>
          <svg:title/>
          <svg:desc/>
        </draw:frame>
        <draw:frame draw:id="id118" presentation:style-name="a1005" draw:name="Content Placeholder 2" svg:x="0.5in" svg:y="1.33333in" svg:width="9in" svg:height="5.4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74" text:class-names="">The following corresponds to the expression<text:s text:c="1"/></text:span><text:span text:style-name="a875" text:class-names="">\</text:span><text:span text:style-name="a876" text:class-names="">(x,</text:span><text:span text:style-name="a877" text:class-names="">_</text:span><text:span text:style-name="a878" text:class-names="">,</text:span><text:span text:style-name="a879" text:class-names="">_</text:span><text:span text:style-name="a880" text:class-names="">)<text:s text:c="1"/></text:span><text:span text:style-name="a881" text:class-names="">-&gt;</text:span><text:span text:style-name="a882" text:class-names=""><text:s text:c="1"/>x</text:span><text:span text:style-name="a883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86" text:class-names="">fst3</text:span><text:span text:style-name="a887" text:class-names=""><text:s text:c="1"/></text:span><text:span text:style-name="a888" text:class-names="">=</text:span><text:span text:style-name="a889" text:class-names=""><text:s text:c="1"/></text:span><text:span text:style-name="a890" text:class-names="">do</text:span><text:span text:style-name="a891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4" text:class-names=""><text:s text:c="4"/>x<text:s text:c="1"/></text:span><text:span text:style-name="a895" text:class-names="">&lt;-</text:span><text:span text:style-name="a896" text:class-names=""><text:s text:c="1"/>newName<text:s text:c="1"/></text:span><text:span text:style-name="a897" text:class-names="">"x"</text:span><text:span text:style-name="a898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01" text:class-names=""><text:s text:c="4"/></text:span><text:span text:style-name="a902" text:class-names="">LamE</text:span><text:span text:style-name="a903" text:class-names=""><text:s text:c="1"/>[</text:span><text:span text:style-name="a904" text:class-names="">TupP</text:span><text:span text:style-name="a905" text:class-names=""><text:s text:c="1"/>[</text:span><text:span text:style-name="a906" text:class-names="">VarP</text:span><text:span text:style-name="a907" text:class-names=""><text:s text:c="1"/>x,</text:span><text:span text:style-name="a908" text:class-names="">WildP</text:span><text:span text:style-name="a909" text:class-names="">,</text:span><text:span text:style-name="a910" text:class-names="">WildP</text:span><text:span text:style-name="a911" text:class-names="">]] (</text:span><text:span text:style-name="a912" text:class-names="">VarE</text:span><text:span text:style-name="a913" text:class-names=""><text:s text:c="1"/>x)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19" text:class-names="">Not surprisingly, to make<text:s text:c="1"/></text:span><text:span text:style-name="a920" text:class-names="">fst4</text:span><text:span text:style-name="a921" text:class-names="">, we just need to make 3<text:s text:c="1"/></text:span><text:span text:style-name="a922" text:class-names="">WildP</text:span><text:span text:style-name="a923" text:class-names="">:</text:span></text:p>
              </text:list-item>
            </text:list>
            <text:list text:style-name="a933">
              <text:list-item>
                <text:p text:style-name="a932" text:class-names="" text:cond-style-name=""><text:span text:style-name="a926" text:class-names="">fst4</text:span><text:span text:style-name="a927" text:class-names=""><text:s text:c="1"/></text:span><text:span text:style-name="a928" text:class-names="">=</text:span><text:span text:style-name="a929" text:class-names=""><text:s text:c="1"/></text:span><text:span text:style-name="a930" text:class-names="">do</text:span><text:span text:style-name="a931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4" text:class-names=""><text:s text:c="4"/>x<text:s text:c="1"/></text:span><text:span text:style-name="a935" text:class-names="">&lt;-</text:span><text:span text:style-name="a936" text:class-names=""><text:s text:c="1"/>newName<text:s text:c="1"/></text:span><text:span text:style-name="a937" text:class-names="">"x"</text:span><text:span text:style-name="a938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41" text:class-names=""><text:s text:c="4"/></text:span><text:span text:style-name="a942" text:class-names="">LamE</text:span><text:span text:style-name="a943" text:class-names=""><text:s text:c="1"/>[</text:span><text:span text:style-name="a944" text:class-names="">TupP</text:span><text:span text:style-name="a945" text:class-names=""><text:s text:c="1"/>[</text:span><text:span text:style-name="a946" text:class-names="">VarP</text:span><text:span text:style-name="a947" text:class-names=""><text:s text:c="1"/>x,</text:span><text:span text:style-name="a948" text:class-names="">WildP</text:span><text:span text:style-name="a949" text:class-names="">,</text:span><text:span text:style-name="a950" text:class-names="">WildP</text:span><text:span text:style-name="a951" text:class-names="">,</text:span><text:span text:style-name="a952" text:class-names="">WildP</text:span><text:span text:style-name="a953" text:class-names="">]] (</text:span><text:span text:style-name="a954" text:class-names="">VarE</text:span><text:span text:style-name="a955" text:class-names=""><text:s text:c="1"/>x)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1" text:class-names="">And we can easily generalize it into<text:s text:c="1"/></text:span><text:span text:style-name="a962" text:class-names="">fstN</text:span><text:span text:style-name="a963" text:class-names=""/></text:p>
              </text:list-item>
            </text:list>
            <text:list text:style-name="a973">
              <text:list-item>
                <text:p text:style-name="a972" text:class-names="" text:cond-style-name=""><text:span text:style-name="a966" text:class-names="">fstN</text:span><text:span text:style-name="a967" text:class-names=""><text:s text:c="1"/>n<text:s text:c="1"/></text:span><text:span text:style-name="a968" text:class-names="">=</text:span><text:span text:style-name="a969" text:class-names=""><text:s text:c="1"/></text:span><text:span text:style-name="a970" text:class-names="">do</text:span><text:span text:style-name="a971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4" text:class-names=""><text:s text:c="4"/>x<text:s text:c="1"/></text:span><text:span text:style-name="a975" text:class-names="">&lt;-</text:span><text:span text:style-name="a976" text:class-names=""><text:s text:c="1"/>newName<text:s text:c="1"/></text:span><text:span text:style-name="a977" text:class-names="">"x"</text:span><text:span text:style-name="a978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81" text:class-names=""><text:s text:c="4"/></text:span><text:span text:style-name="a982" text:class-names="">LamE</text:span><text:span text:style-name="a983" text:class-names=""><text:s text:c="1"/>[</text:span><text:span text:style-name="a984" text:class-names="">TupP</text:span><text:span text:style-name="a985" text:class-names=""><text:s text:c="1"/>(</text:span><text:span text:style-name="a986" text:class-names="">VarP</text:span><text:span text:style-name="a987" text:class-names=""><text:s text:c="1"/>x<text:s text:c="1"/></text:span><text:span text:style-name="a988" text:class-names="">:</text:span><text:span text:style-name="a989" text:class-names=""><text:s text:c="1"/>replicate (n-</text:span><text:span text:style-name="a990" text:class-names="">1</text:span><text:span text:style-name="a991" text:class-names="">)<text:s text:c="1"/></text:span><text:span text:style-name="a992" text:class-names="">WildP</text:span><text:span text:style-name="a993" text:class-names="">)] (</text:span><text:span text:style-name="a994" text:class-names="">VarE</text:span><text:span text:style-name="a995" text:class-names=""><text:s text:c="1"/>x)</text:span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10" draw:style-name="a1006" draw:master-page-name="Master1-Layout2-obj-Title-and-Content" presentation:presentation-page-layout-name="Master1-PPL2" draw:id="Slide-265">
        <draw:frame draw:id="id119" presentation:style-name="a1011" draw:name="Title 1" svg:x="0.5in" svg:y="0.16667in" svg:width="9in" svg:height="1.08333in" presentation:class="title" presentation:placeholder="false">
          <draw:text-box>
            <text:p text:style-name="a1010" text:class-names="" text:cond-style-name=""><text:span text:style-name="a1007" text:class-names="">Using<text:s text:c="1"/></text:span><text:span text:style-name="a1008" text:class-names="">fstN</text:span><text:span text:style-name="a1009" text:class-names=""/></text:p>
          </draw:text-box>
          <svg:title/>
          <svg:desc/>
        </draw:frame>
        <draw:frame draw:id="id120" presentation:style-name="a1039" draw:name="Content Placeholder 2" svg:x="0.5in" svg:y="1.43333in" svg:width="9in" svg:height="5.4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For technical reasons, splices must be defined in a separate module.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So we need to create a new module to use the splice we defined: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1" text:class-names="">-- TestFstN.hs</text:span><text:span text:style-name="a1022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25" text:class-names="">main</text:span><text:span text:style-name="a1026" text:class-names=""><text:s text:c="1"/></text:span><text:span text:style-name="a1027" text:class-names="">=</text:span><text:span text:style-name="a1028" text:class-names=""><text:s text:c="1"/>print $ $(fstN<text:s text:c="1"/></text:span><text:span text:style-name="a1029" text:class-names="">3</text:span><text:span text:style-name="a1030" text:class-names="">) (</text:span><text:span text:style-name="a1031" text:class-names="">"hello world"</text:span><text:span text:style-name="a1032" text:class-names="">,<text:s text:c="1"/></text:span><text:span text:style-name="a1033" text:class-names="">1</text:span><text:span text:style-name="a1034" text:class-names="">,<text:s text:c="1"/></text:span><text:span text:style-name="a1035" text:class-names="">3</text:span><text:span text:style-name="a1036" text:class-names="">)</text:span></text:p>
              </text:list-item>
            </text:list>
          </draw:text-box>
          <svg:title/>
          <svg:desc/>
        </draw:frame>
      </draw:page>
      <draw:page draw:name="Slide8" draw:style-name="a1040" draw:master-page-name="Master1-Layout1-title-Title-Slide" presentation:presentation-page-layout-name="Master1-PPL1" draw:id="Slide-263">
        <draw:frame draw:id="id121" presentation:style-name="a1043" draw:name="Title 9" svg:x="1.33333in" svg:y="4.25in" svg:width="7.5in" svg:height="1.08333in" presentation:class="title" presentation:placeholder="false">
          <draw:text-box>
            <text:p text:style-name="a1042" text:class-names="" text:cond-style-name=""><text:span text:style-name="a1041" text:class-names="">Quasi Quotes</text:span></text:p>
          </draw:text-box>
          <svg:title/>
          <svg:desc/>
        </draw:frame>
        <draw:frame draw:id="id122" presentation:style-name="a1044" draw:name="Subtitle 11" svg:x="1.33333in" svg:y="5.60417in" svg:width="7.5in" svg:height="0.58333in" presentation:class="subtitle" presentation:placeholder="true">
          <draw:text-box/>
          <svg:title/>
          <svg:desc/>
        </draw:frame>
      </draw:page>
      <draw:page draw:name="Slide11" draw:style-name="a1045" draw:master-page-name="Master1-Layout2-obj-Title-and-Content" presentation:presentation-page-layout-name="Master1-PPL2" draw:id="Slide-266">
        <draw:frame draw:id="id123" presentation:style-name="a1048" draw:name="Title 1" svg:x="0.5in" svg:y="0.16667in" svg:width="9in" svg:height="1.08333in" presentation:class="title" presentation:placeholder="false">
          <draw:text-box>
            <text:p text:style-name="a1047" text:class-names="" text:cond-style-name=""><text:span text:style-name="a1046" text:class-names="">Quasi Quotes</text:span></text:p>
          </draw:text-box>
          <svg:title/>
          <svg:desc/>
        </draw:frame>
        <draw:frame draw:id="id124" presentation:style-name="a1202" draw:name="Content Placeholder 2" svg:x="0.5in" svg:y="1.43333in" svg:width="9in" svg:height="5.4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49" text:class-names="">The<text:s text:c="1"/></text:span><text:span text:style-name="a1050" text:class-names="">[| … |]</text:span><text:span text:style-name="a1051" text:class-names=""><text:s text:c="1"/>notation that you just used is the quasi quotes for Haskell expression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The contents within quasi quotes will be parsed at compile time.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7" text:class-names="">Example: in<text:s text:c="1"/></text:span><text:span text:style-name="a1058" text:class-names="">Data.Array.Repa.Stencil</text:span><text:span text:style-name="a1059" text:class-names="">, you could define a stencil like this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2" text:class-names="">[stencil2| <text:s text:c="1"/></text:span><text:span text:style-name="a1063" text:class-names="">0</text:span><text:span text:style-name="a1064" text:class-names=""><text:s text:c="1"/></text:span><text:span text:style-name="a1065" text:class-names="">1</text:span><text:span text:style-name="a1066" text:class-names=""><text:s text:c="1"/></text:span><text:span text:style-name="a1067" text:class-names="">0</text:span><text:span text:style-name="a1068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1" text:class-names=""><text:s text:c="12"/></text:span><text:span text:style-name="a1072" text:class-names="">1</text:span><text:span text:style-name="a1073" text:class-names=""><text:s text:c="1"/></text:span><text:span text:style-name="a1074" text:class-names="">0</text:span><text:span text:style-name="a1075" text:class-names=""><text:s text:c="1"/></text:span><text:span text:style-name="a1076" text:class-names="">1</text:span><text:span text:style-name="a1077" text:class-names=""/></text:p>
              </text:list-item>
            </text:list>
            <text:list text:style-name="a1088">
              <text:list-item>
                <text:p text:style-name="a1087" text:class-names="" text:cond-style-name=""><text:span text:style-name="a1080" text:class-names=""><text:s text:c="12"/></text:span><text:span text:style-name="a1081" text:class-names="">0</text:span><text:span text:style-name="a1082" text:class-names=""><text:s text:c="1"/></text:span><text:span text:style-name="a1083" text:class-names="">1</text:span><text:span text:style-name="a1084" text:class-names=""><text:s text:c="1"/></text:span><text:span text:style-name="a1085" text:class-names="">0</text:span><text:span text:style-name="a1086" text:class-names=""><text:s text:c="1"/>|]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It is converted to:</text:span><text:span text:style-name="a1093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096" text:class-names="">makeStencil2</text:span><text:span text:style-name="a1097" text:class-names=""><text:s text:c="1"/>(</text:span><text:span text:style-name="a1098" text:class-names="">Z:.</text:span><text:span text:style-name="a1099" text:class-names="">3</text:span><text:span text:style-name="a1100" text:class-names="">:.</text:span><text:span text:style-name="a1101" text:class-names="">3</text:span><text:span text:style-name="a1102" text:class-names="">)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05" text:class-names=""><text:s text:c="3"/>(</text:span><text:span text:style-name="a1106" text:class-names="">\</text:span><text:span text:style-name="a1107" text:class-names="">ix<text:s text:c="1"/></text:span><text:span text:style-name="a1108" text:class-names="">-&gt;</text:span><text:span text:style-name="a1109" text:class-names=""><text:s text:c="1"/></text:span><text:span text:style-name="a1110" text:class-names="">case</text:span><text:span text:style-name="a1111" text:class-names=""><text:s text:c="1"/>ix<text:s text:c="1"/></text:span><text:span text:style-name="a1112" text:class-names="">of</text:span><text:span text:style-name="a1113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16" text:class-names=""><text:s text:c="13"/></text:span><text:span text:style-name="a1117" text:class-names="">Z</text:span><text:span text:style-name="a1118" text:class-names=""><text:s text:c="1"/></text:span><text:span text:style-name="a1119" text:class-names="">:.</text:span><text:span text:style-name="a1120" text:class-names=""><text:s text:c="1"/>-</text:span><text:span text:style-name="a1121" text:class-names="">1</text:span><text:span text:style-name="a1122" text:class-names=""><text:s text:c="1"/></text:span><text:span text:style-name="a1123" text:class-names="">:.</text:span><text:span text:style-name="a1124" text:class-names=""><text:s text:c="2"/></text:span><text:span text:style-name="a1125" text:class-names="">0</text:span><text:span text:style-name="a1126" text:class-names=""><text:s text:c="2"/></text:span><text:span text:style-name="a1127" text:class-names="">-&gt;</text:span><text:span text:style-name="a1128" text:class-names=""><text:s text:c="1"/></text:span><text:span text:style-name="a1129" text:class-names="">Just</text:span><text:span text:style-name="a1130" text:class-names=""><text:s text:c="1"/></text:span><text:span text:style-name="a1131" text:class-names="">1</text:span><text:span text:style-name="a1132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35" text:class-names=""><text:s text:c="13"/></text:span><text:span text:style-name="a1136" text:class-names="">Z</text:span><text:span text:style-name="a1137" text:class-names=""><text:s text:c="1"/></text:span><text:span text:style-name="a1138" text:class-names="">:.</text:span><text:span text:style-name="a1139" text:class-names=""><text:s text:c="2"/></text:span><text:span text:style-name="a1140" text:class-names="">0</text:span><text:span text:style-name="a1141" text:class-names=""><text:s text:c="1"/></text:span><text:span text:style-name="a1142" text:class-names="">:.</text:span><text:span text:style-name="a1143" text:class-names=""><text:s text:c="1"/>-</text:span><text:span text:style-name="a1144" text:class-names="">1</text:span><text:span text:style-name="a1145" text:class-names=""><text:s text:c="2"/></text:span><text:span text:style-name="a1146" text:class-names="">-&gt;</text:span><text:span text:style-name="a1147" text:class-names=""><text:s text:c="1"/></text:span><text:span text:style-name="a1148" text:class-names="">Just</text:span><text:span text:style-name="a1149" text:class-names=""><text:s text:c="1"/></text:span><text:span text:style-name="a1150" text:class-names="">1</text:span><text:span text:style-name="a1151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54" text:class-names=""><text:s text:c="13"/></text:span><text:span text:style-name="a1155" text:class-names="">Z</text:span><text:span text:style-name="a1156" text:class-names=""><text:s text:c="1"/></text:span><text:span text:style-name="a1157" text:class-names="">:.</text:span><text:span text:style-name="a1158" text:class-names=""><text:s text:c="2"/></text:span><text:span text:style-name="a1159" text:class-names="">0</text:span><text:span text:style-name="a1160" text:class-names=""><text:s text:c="1"/></text:span><text:span text:style-name="a1161" text:class-names="">:.</text:span><text:span text:style-name="a1162" text:class-names=""><text:s text:c="2"/></text:span><text:span text:style-name="a1163" text:class-names="">1</text:span><text:span text:style-name="a1164" text:class-names=""><text:s text:c="2"/></text:span><text:span text:style-name="a1165" text:class-names="">-&gt;</text:span><text:span text:style-name="a1166" text:class-names=""><text:s text:c="1"/></text:span><text:span text:style-name="a1167" text:class-names="">Just</text:span><text:span text:style-name="a1168" text:class-names=""><text:s text:c="1"/></text:span><text:span text:style-name="a1169" text:class-names="">1</text:span><text:span text:style-name="a1170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73" text:class-names=""><text:s text:c="13"/></text:span><text:span text:style-name="a1174" text:class-names="">Z</text:span><text:span text:style-name="a1175" text:class-names=""><text:s text:c="1"/></text:span><text:span text:style-name="a1176" text:class-names="">:.</text:span><text:span text:style-name="a1177" text:class-names=""><text:s text:c="2"/></text:span><text:span text:style-name="a1178" text:class-names="">1</text:span><text:span text:style-name="a1179" text:class-names=""><text:s text:c="1"/></text:span><text:span text:style-name="a1180" text:class-names="">:.</text:span><text:span text:style-name="a1181" text:class-names=""><text:s text:c="2"/></text:span><text:span text:style-name="a1182" text:class-names="">0</text:span><text:span text:style-name="a1183" text:class-names=""><text:s text:c="2"/></text:span><text:span text:style-name="a1184" text:class-names="">-&gt;</text:span><text:span text:style-name="a1185" text:class-names=""><text:s text:c="1"/></text:span><text:span text:style-name="a1186" text:class-names="">Just</text:span><text:span text:style-name="a1187" text:class-names=""><text:s text:c="1"/></text:span><text:span text:style-name="a1188" text:class-names="">1</text:span><text:span text:style-name="a1189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2" text:class-names=""><text:s text:c="13"/></text:span><text:span text:style-name="a1193" text:class-names="">_</text:span><text:span text:style-name="a1194" text:class-names=""><text:s text:c="14"/></text:span><text:span text:style-name="a1195" text:class-names="">-&gt;</text:span><text:span text:style-name="a1196" text:class-names=""><text:s text:c="1"/></text:span><text:span text:style-name="a1197" text:class-names="">Nothing</text:span><text:span text:style-name="a1198" text:class-names="">)</text:span><text:span text:style-name="a1199" text:class-names=""/></text:p>
              </text:list-item>
            </text:list>
          </draw:text-box>
          <svg:title/>
          <svg:desc/>
        </draw:frame>
      </draw:page>
      <draw:page draw:name="Slide12" draw:style-name="a1203" draw:master-page-name="Master1-Layout2-obj-Title-and-Content" presentation:presentation-page-layout-name="Master1-PPL2" draw:id="Slide-267">
        <draw:frame draw:id="id125" presentation:style-name="a1206" draw:name="Title 1" svg:x="0.5in" svg:y="0.16667in" svg:width="9in" svg:height="1.08333in" presentation:class="title" presentation:placeholder="false">
          <draw:text-box>
            <text:p text:style-name="a1205" text:class-names="" text:cond-style-name=""><text:span text:style-name="a1204" text:class-names="">Quasi Quotes</text:span></text:p>
          </draw:text-box>
          <svg:title/>
          <svg:desc/>
        </draw:frame>
        <draw:frame draw:id="id126" presentation:style-name="a1216" draw:name="Content Placeholder 2" svg:x="0.5in" svg:y="1.33333in" svg:width="9in" svg:height="5.4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07" text:class-names="">When you do<text:s text:c="1"/></text:span><text:span text:style-name="a1208" text:class-names="">[|<text:s text:c="1"/></text:span><text:span text:style-name="a1209" text:class-names="">\</text:span><text:span text:style-name="a1210" text:class-names="">x<text:s text:c="1"/></text:span><text:span text:style-name="a1211" text:class-names="">-&gt;</text:span><text:span text:style-name="a1212" text:class-names=""><text:s text:c="1"/>x |]</text:span><text:span text:style-name="a1213" text:class-names="">, the string inside the brackets is parsed by the Haskell compiler and gives you back the AST (Abstract Syntax Tree)</text:span></text:p>
              </text:list-item>
            </text:list>
          </draw:text-box>
          <svg:title/>
          <svg:desc/>
        </draw:frame>
      </draw:page>
      <draw:page draw:name="Slide9" draw:style-name="a1217" draw:master-page-name="Master1-Layout2-obj-Title-and-Content" presentation:presentation-page-layout-name="Master1-PPL2" draw:id="Slide-264">
        <draw:frame draw:id="id127" presentation:style-name="a1220" draw:name="Title 1" svg:x="0.5in" svg:y="0.16667in" svg:width="9in" svg:height="1.08333in" presentation:class="title" presentation:placeholder="false">
          <draw:text-box>
            <text:p text:style-name="a1219" text:class-names="" text:cond-style-name=""><text:span text:style-name="a1218" text:class-names="">Let’s do a simple example</text:span></text:p>
          </draw:text-box>
          <svg:title/>
          <svg:desc/>
        </draw:frame>
        <draw:frame draw:id="id128" presentation:style-name="a1320" draw:name="Content Placeholder 2" svg:x="0.5in" svg:y="1.35in" svg:width="9in" svg:height="5.4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We will build a structure to represent HTML documents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For simplicity, we omit attributes, self closing tags, etc.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7" text:class-names="">-- HTML.hs</text:span><text:span text:style-name="a1228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1" text:class-names="">{-# LANGUAGE TemplateHaskell, QuasiQuotes #-}</text:span><text:span text:style-name="a1232" text:class-names=""/></text:p>
              </text:list-item>
            </text:list>
            <text:list text:style-name="a1242">
              <text:list-item>
                <text:p text:style-name="a1241" text:class-names="" text:cond-style-name=""><text:span text:style-name="a1235" text:class-names="">module</text:span><text:span text:style-name="a1236" text:class-names=""><text:s text:c="1"/></text:span><text:span text:style-name="a1237" text:class-names="">HTML</text:span><text:span text:style-name="a1238" text:class-names=""><text:s text:c="1"/></text:span><text:span text:style-name="a1239" text:class-names="">where</text:span><text:span text:style-name="a1240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43" text:class-names="">data</text:span><text:span text:style-name="a1244" text:class-names=""><text:s text:c="1"/></text:span><text:span text:style-name="a1245" text:class-names="">Node</text:span><text:span text:style-name="a1246" text:class-names=""><text:s text:c="1"/></text:span><text:span text:style-name="a1247" text:class-names="">=</text:span><text:span text:style-name="a1248" text:class-names=""><text:s text:c="1"/></text:span><text:span text:style-name="a1249" text:class-names="">Tag</text:span><text:span text:style-name="a1250" text:class-names=""><text:s text:c="1"/></text:span><text:span text:style-name="a1251" text:class-names="">String</text:span><text:span text:style-name="a1252" text:class-names=""><text:s text:c="1"/>[</text:span><text:span text:style-name="a1253" text:class-names="">Node</text:span><text:span text:style-name="a1254" text:class-names="">]<text:s text:c="1"/></text:span><text:span text:style-name="a1255" text:class-names="">-- tag name, children</text:span><text:span text:style-name="a1256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59" text:class-names=""><text:s text:c="10"/>|<text:s text:c="1"/></text:span><text:span text:style-name="a1260" text:class-names="">Text</text:span><text:span text:style-name="a1261" text:class-names=""><text:s text:c="1"/></text:span><text:span text:style-name="a1262" text:class-names="">String</text:span><text:span text:style-name="a1263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6" text:class-names=""><text:s text:c="10"/></text:span><text:span text:style-name="a1267" text:class-names="">deriving</text:span><text:span text:style-name="a1268" text:class-names=""><text:s text:c="1"/></text:span><text:span text:style-name="a1269" text:class-names="">Show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Our target is to use quasi quotes to build a document tree: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8" text:class-names="">-- HTMLTest.hs</text:span><text:span text:style-name="a1279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2" text:class-names="">import</text:span><text:span text:style-name="a1283" text:class-names=""><text:s text:c="1"/></text:span><text:span text:style-name="a1284" text:class-names="">HTML</text:span><text:span text:style-name="a1285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88" text:class-names="">doc</text:span><text:span text:style-name="a1289" text:class-names=""><text:s text:c="1"/></text:span><text:span text:style-name="a1290" text:class-names="">::</text:span><text:span text:style-name="a1291" text:class-names=""><text:s text:c="1"/></text:span><text:span text:style-name="a1292" text:class-names="">Node</text:span><text:span text:style-name="a1293" text:class-names=""/></text:p>
              </text:list-item>
            </text:list>
            <text:list text:style-name="a1305">
              <text:list-item>
                <text:p text:style-name="a1304" text:class-names="" text:cond-style-name=""><text:span text:style-name="a1296" text:class-names="">doc</text:span><text:span text:style-name="a1297" text:class-names=""><text:s text:c="1"/></text:span><text:span text:style-name="a1298" text:class-names="">=</text:span><text:span text:style-name="a1299" text:class-names=""><text:s text:c="1"/>[html|&lt;html&gt;</text:span><text:span text:style-name="a1300" text:class-names="">Hello</text:span><text:span text:style-name="a1301" text:class-names="">, &lt;strong&gt;</text:span><text:span text:style-name="a1302" text:class-names="">TH</text:span><text:span text:style-name="a1303" text:class-names="">&lt;/strong&gt; world!&lt;/html&gt;]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6" text:class-names=""><text:s text:c="3"/></text:span><text:span text:style-name="a1307" text:class-names="">-- Node "html" [Text "Hello, ”,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<text:s text:c="19"/>Tag "strong" [Text "TH"],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3" text:class-names=""><text:s text:c="19"/>Text " world!"]</text:span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/></text:p>
              </text:list-item>
            </text:list>
          </draw:text-box>
          <svg:title/>
          <svg:desc/>
        </draw:frame>
      </draw:page>
      <draw:page draw:name="Slide13" draw:style-name="a1321" draw:master-page-name="Master1-Layout2-obj-Title-and-Content" presentation:presentation-page-layout-name="Master1-PPL2" draw:id="Slide-268">
        <draw:frame draw:id="id129" presentation:style-name="a1324" draw:name="Title 1" svg:x="0.5in" svg:y="0.16667in" svg:width="9in" svg:height="1.08333in" presentation:class="title" presentation:placeholder="false">
          <draw:text-box>
            <text:p text:style-name="a1323" text:class-names="" text:cond-style-name=""><text:span text:style-name="a1322" text:class-names="">First, a simple HTML parser</text:span></text:p>
          </draw:text-box>
          <svg:title/>
          <svg:desc/>
        </draw:frame>
        <draw:frame draw:id="id130" presentation:style-name="a1402" draw:name="Content Placeholder 2" svg:x="0.5in" svg:y="1.33333in" svg:width="9in" svg:height="5.4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We’ll sidetrack a bit and make a dead simple HTML parser using Parsec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Our focus here isn’t Parsec so we can just skim over this function that does the right thing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1" text:class-names="">-- HTML.hs</text:span><text:span text:style-name="a1332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35" text:class-names="">textNode</text:span><text:span text:style-name="a1336" text:class-names=""><text:s text:c="1"/></text:span><text:span text:style-name="a1337" text:class-names="">::</text:span><text:span text:style-name="a1338" text:class-names=""><text:s text:c="1"/></text:span><text:span text:style-name="a1339" text:class-names="">Parser</text:span><text:span text:style-name="a1340" text:class-names=""><text:s text:c="1"/></text:span><text:span text:style-name="a1341" text:class-names="">Node</text:span><text:span text:style-name="a1342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45" text:class-names="">textNode</text:span><text:span text:style-name="a1346" text:class-names=""><text:s text:c="1"/></text:span><text:span text:style-name="a1347" text:class-names="">=</text:span><text:span text:style-name="a1348" text:class-names=""><text:s text:c="1"/>fmap<text:s text:c="1"/></text:span><text:span text:style-name="a1349" text:class-names="">Text</text:span><text:span text:style-name="a1350" text:class-names=""><text:s text:c="1"/>$ many1 $ satisfy (/=</text:span><text:span text:style-name="a1351" text:class-names="">'&lt;'</text:span><text:span text:style-name="a1352" text:class-names="">)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58" text:class-names="">tagNode</text:span><text:span text:style-name="a1359" text:class-names=""><text:s text:c="1"/></text:span><text:span text:style-name="a1360" text:class-names="">::</text:span><text:span text:style-name="a1361" text:class-names=""><text:s text:c="1"/></text:span><text:span text:style-name="a1362" text:class-names="">Parser</text:span><text:span text:style-name="a1363" text:class-names=""><text:s text:c="1"/></text:span><text:span text:style-name="a1364" text:class-names="">Node</text:span><text:span text:style-name="a1365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68" text:class-names="">tagNode</text:span><text:span text:style-name="a1369" text:class-names=""><text:s text:c="1"/></text:span><text:span text:style-name="a1370" text:class-names="">=</text:span><text:span text:style-name="a1371" text:class-names=""><text:s text:c="1"/></text:span><text:span text:style-name="a1372" text:class-names="">do</text:span><text:span text:style-name="a1373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76" text:class-names=""><text:s text:c="4"/>tagName<text:s text:c="1"/></text:span><text:span text:style-name="a1377" text:class-names="">&lt;-</text:span><text:span text:style-name="a1378" text:class-names=""><text:s text:c="1"/>char<text:s text:c="1"/></text:span><text:span text:style-name="a1379" text:class-names="">'&lt;'</text:span><text:span text:style-name="a1380" text:class-names=""><text:s text:c="1"/>*&gt; many1 letter &lt;* char<text:s text:c="1"/></text:span><text:span text:style-name="a1381" text:class-names="">'&gt;'</text:span><text:span text:style-name="a1382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5" text:class-names=""><text:s text:c="4"/>children<text:s text:c="1"/></text:span><text:span text:style-name="a1386" text:class-names="">&lt;-</text:span><text:span text:style-name="a1387" text:class-names=""><text:s text:c="1"/>many $ try tagNode &lt;|&gt; textNod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0" text:class-names=""><text:s text:c="4"/>string<text:s text:c="1"/></text:span><text:span text:style-name="a1391" text:class-names="">"&lt;/"</text:span><text:span text:style-name="a1392" text:class-names=""><text:s text:c="1"/>&gt;&gt; string tagName &gt;&gt; char<text:s text:c="1"/></text:span><text:span text:style-name="a1393" text:class-names="">'&gt;'</text:span><text:span text:style-name="a1394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7" text:class-names=""><text:s text:c="4"/>return $<text:s text:c="1"/></text:span><text:span text:style-name="a1398" text:class-names="">Tag</text:span><text:span text:style-name="a1399" text:class-names=""><text:s text:c="1"/>tagName children</text:span></text:p>
              </text:list-item>
            </text:list>
          </draw:text-box>
          <svg:title/>
          <svg:desc/>
        </draw:frame>
      </draw:page>
      <draw:page draw:name="Slide24" draw:style-name="a1403" draw:master-page-name="Master1-Layout2-obj-Title-and-Content" presentation:presentation-page-layout-name="Master1-PPL2" draw:id="Slide-279">
        <draw:frame draw:id="id131" presentation:style-name="a1406" draw:name="Title 1" svg:x="0.5in" svg:y="0.16667in" svg:width="9in" svg:height="1.08333in" presentation:class="title" presentation:placeholder="false">
          <draw:text-box>
            <text:p text:style-name="a1405" text:class-names="" text:cond-style-name=""><text:span text:style-name="a1404" text:class-names="">A simple test for our parser</text:span></text:p>
          </draw:text-box>
          <svg:title/>
          <svg:desc/>
        </draw:frame>
        <draw:frame draw:id="id132" presentation:style-name="a1448" draw:name="Content Placeholder 2" svg:x="0.5in" svg:y="1.33333in" svg:width="9in" svg:height="5.4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$ ghci HTML.hs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0" text:class-names="">&gt;</text:span><text:span text:style-name="a1411" text:class-names=""><text:s text:c="1"/>parseTest</text:span><text:span text:style-name="a1412" text:class-names=""><text:s text:c="1"/>tagNode<text:s text:c="1"/></text:span><text:span text:style-name="a1413" text:class-names="">"&lt;html&gt;Hello, &lt;strong&gt;TH&lt;/strong&gt; world!&lt;/html&gt;"</text:span><text:span text:style-name="a1414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17" text:class-names="">Tag</text:span><text:span text:style-name="a1418" text:class-names=""><text:s text:c="1"/></text:span><text:span text:style-name="a1419" text:class-names="">"html"</text:span><text:span text:style-name="a1420" text:class-names=""><text:s text:c="1"/>[</text:span><text:span text:style-name="a1421" text:class-names="">Text</text:span><text:span text:style-name="a1422" text:class-names=""><text:s text:c="1"/></text:span><text:span text:style-name="a1423" text:class-names="">"Hello, "</text:span><text:span text:style-name="a1424" text:class-names="">,</text:span><text:span text:style-name="a1425" text:class-names="">Tag</text:span><text:span text:style-name="a1426" text:class-names=""><text:s text:c="1"/></text:span><text:span text:style-name="a1427" text:class-names="">"strong"</text:span><text:span text:style-name="a1428" text:class-names=""><text:s text:c="1"/>[</text:span><text:span text:style-name="a1429" text:class-names="">Text</text:span><text:span text:style-name="a1430" text:class-names=""><text:s text:c="1"/></text:span><text:span text:style-name="a1431" text:class-names="">"TH"</text:span><text:span text:style-name="a1432" text:class-names="">],</text:span><text:span text:style-name="a1433" text:class-names="">Text</text:span><text:span text:style-name="a1434" text:class-names=""><text:s text:c="1"/></text:span><text:span text:style-name="a1435" text:class-names="">" world!”</text:span><text:span text:style-name="a1436" text:class-names="">]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It works!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/></text:p>
              </text:list-item>
            </text:list>
          </draw:text-box>
          <svg:title/>
          <svg:desc/>
        </draw:frame>
      </draw:page>
      <draw:page draw:name="Slide14" draw:style-name="a1449" draw:master-page-name="Master1-Layout4-twoObj-Two-Content" presentation:presentation-page-layout-name="Master1-PPL4" draw:id="Slide-269">
        <draw:frame draw:id="id133" presentation:style-name="a1452" draw:name="Title 1" svg:x="0.5in" svg:y="0.25in" svg:width="9in" svg:height="1in" presentation:class="title" presentation:placeholder="false">
          <draw:text-box>
            <text:p text:style-name="a1451" text:class-names="" text:cond-style-name=""><text:span text:style-name="a1450" text:class-names="">Now we can write our QuasiQuoter</text:span></text:p>
          </draw:text-box>
          <svg:title/>
          <svg:desc/>
        </draw:frame>
        <draw:frame draw:id="id134" presentation:style-name="a1502" draw:name="Content Placeholder 2" svg:x="0.5in" svg:y="1.33333in" svg:width="4.42in" svg:height="5.4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3" text:class-names="">-- HTML.hs</text:span><text:span text:style-name="a1454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57" text:class-names="">Html</text:span><text:span text:style-name="a1458" text:class-names=""><text:s text:c="1"/></text:span><text:span text:style-name="a1459" text:class-names="">::</text:span><text:span text:style-name="a1460" text:class-names=""><text:s text:c="1"/></text:span><text:span text:style-name="a1461" text:class-names="">QuasiQuoter</text:span><text:span text:style-name="a1462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65" text:class-names="">Html</text:span><text:span text:style-name="a1466" text:class-names=""><text:s text:c="1"/></text:span><text:span text:style-name="a1467" text:class-names="">=</text:span><text:span text:style-name="a1468" text:class-names=""><text:s text:c="1"/></text:span><text:span text:style-name="a1469" text:class-names="">QuasiQuoter</text:span><text:span text:style-name="a1470" text:class-names=""><text:s text:c="1"/>htmlExpr undefined undefined undefined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89">
              <text:list-item>
                <text:p text:style-name="a1488" text:class-names="" text:cond-style-name=""><text:span text:style-name="a1476" text:class-names="">htmlExpr</text:span><text:span text:style-name="a1477" text:class-names=""><text:s text:c="1"/></text:span><text:span text:style-name="a1478" text:class-names="">::</text:span><text:span text:style-name="a1479" text:class-names=""><text:s text:c="1"/></text:span><text:span text:style-name="a1480" text:class-names="">String</text:span><text:span text:style-name="a1481" text:class-names=""><text:s text:c="1"/></text:span><text:span text:style-name="a1482" text:class-names="">-&gt;</text:span><text:span text:style-name="a1483" text:class-names=""><text:s text:c="1"/></text:span><text:span text:style-name="a1484" text:class-names="">Q</text:span><text:span text:style-name="a1485" text:class-names=""><text:s text:c="1"/></text:span><text:span text:style-name="a1486" text:class-names="">Exp</text:span><text:span text:style-name="a1487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0" text:class-names="">htmlExpr</text:span><text:span text:style-name="a1491" text:class-names=""><text:s text:c="1"/></text:span><text:span text:style-name="a1492" text:class-names="">=</text:span><text:span text:style-name="a1493" text:class-names=""><text:s text:c="1"/>undefined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5" presentation:style-name="a1550" draw:name="Content Placeholder 4" svg:x="5.06583in" svg:y="1.33in" svg:width="4.42in" svg:height="5.4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3" text:class-names="">The<text:s text:c="1"/></text:span><text:span text:style-name="a1504" text:class-names="">QuasiQuoter</text:span><text:span text:style-name="a1505" text:class-names=""><text:s text:c="1"/>takes 4 parameters. Each will be called when the quasi quote is being invoked to create:</text:span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An expression</text:span></text:p>
                  </text:list-item>
                </text:list>
              </text:list-item>
            </text:list>
            <text:list text:style-name="a1516">
              <text:list-item>
                <text:list text:style-name="a1516">
                  <text:list-item>
                    <text:list text:style-name="a1516">
                      <text:list-item>
                        <text:p text:style-name="a1515" text:class-names="" text:cond-style-name=""><text:span text:style-name="a1511" text:class-names="">foo</text:span><text:span text:style-name="a1512" text:class-names=""><text:s text:c="1"/></text:span><text:span text:style-name="a1513" text:class-names="">=</text:span><text:span text:style-name="a1514" text:class-names=""><text:s text:c="1"/>[html| ... |]</text:span></text:p>
                      </text:list-item>
                    </text:list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>A pattern (for pattern matching)</text:span></text:p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list text:style-name="a1527">
                      <text:list-item>
                        <text:p text:style-name="a1526" text:class-names="" text:cond-style-name=""><text:span text:style-name="a1520" text:class-names="">bar</text:span><text:span text:style-name="a1521" text:class-names=""><text:s text:c="1"/>[html| ... |]<text:s text:c="1"/></text:span><text:span text:style-name="a1522" text:class-names="">=</text:span><text:span text:style-name="a1523" text:class-names=""><text:s text:c="1"/></text:span><text:span text:style-name="a1524" text:class-names="">3</text:span><text:span text:style-name="a1525" text:class-names=""/></text:p>
                      </text:list-item>
                    </text:list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8" text:class-names="">A type</text:span></text:p>
                  </text:list-item>
                </text:list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>A top-level declaration</text:span></text:p>
                  </text:list-item>
                </text:list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37" text:class-names="">We will do<text:s text:c="1"/></text:span><text:span text:style-name="a1538" text:class-names="">expression</text:span><text:span text:style-name="a1539" text:class-names=""><text:s text:c="1"/>and<text:s text:c="1"/></text:span><text:span text:style-name="a1540" text:class-names="">pattern</text:span><text:span text:style-name="a1541" text:class-names=""><text:s text:c="1"/>in this example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For more information consult GHC’s documentation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/></text:p>
              </text:list-item>
            </text:list>
          </draw:text-box>
          <svg:title/>
          <svg:desc/>
        </draw:frame>
      </draw:page>
      <draw:page draw:name="Slide15" draw:style-name="a1551" draw:master-page-name="Master1-Layout2-obj-Title-and-Content" presentation:presentation-page-layout-name="Master1-PPL2" draw:id="Slide-270">
        <draw:frame draw:id="id136" presentation:style-name="a1552" draw:name="Title 1" svg:x="0.5in" svg:y="0.16667in" svg:width="9in" svg:height="1.08333in" presentation:class="title" presentation:placeholder="true">
          <draw:text-box/>
          <svg:title/>
          <svg:desc/>
        </draw:frame>
        <draw:frame draw:id="id137" presentation:style-name="a1636" draw:name="Content Placeholder 2" svg:x="0.5in" svg:y="1.33333in" svg:width="9in" svg:height="5.4in" presentation:class="outline" presentation:placeholder="false">
          <draw:text-box>
            <text:list text:style-name="a1560">
              <text:list-item>
                <text:p text:style-name="a1559" text:class-names="" text:cond-style-name=""><text:span text:style-name="a1553" text:class-names="">htmlExpr</text:span><text:span text:style-name="a1554" text:class-names=""><text:s text:c="1"/>is supposed to parse the contents within<text:s text:c="1"/></text:span><text:span text:style-name="a1555" text:class-names="">[html| … |]</text:span><text:span text:style-name="a1556" text:class-names=""><text:s text:c="1"/>and give back an<text:s text:c="1"/></text:span><text:span text:style-name="a1557" text:class-names="">Exp</text:span><text:span text:style-name="a1558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61" text:class-names="">htmlExpr</text:span><text:span text:style-name="a1562" text:class-names=""><text:s text:c="1"/></text:span><text:span text:style-name="a1563" text:class-names="">::</text:span><text:span text:style-name="a1564" text:class-names=""><text:s text:c="1"/></text:span><text:span text:style-name="a1565" text:class-names="">String</text:span><text:span text:style-name="a1566" text:class-names=""><text:s text:c="1"/></text:span><text:span text:style-name="a1567" text:class-names="">-&gt;</text:span><text:span text:style-name="a1568" text:class-names=""><text:s text:c="1"/></text:span><text:span text:style-name="a1569" text:class-names="">Q</text:span><text:span text:style-name="a1570" text:class-names=""><text:s text:c="1"/></text:span><text:span text:style-name="a1571" text:class-names="">Exp</text:span><text:span text:style-name="a1572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75" text:class-names="">htmlExpr</text:span><text:span text:style-name="a1576" text:class-names=""><text:s text:c="1"/></text:span><text:span text:style-name="a1577" text:class-names="">str</text:span><text:span text:style-name="a1578" text:class-names=""><text:s text:c="1"/></text:span><text:span text:style-name="a1579" text:class-names="">=</text:span><text:span text:style-name="a1580" text:class-names=""><text:s text:c="1"/></text:span><text:span text:style-name="a1581" text:class-names="">do</text:span><text:span text:style-name="a1582" text:class-names=""/></text:p>
              </text:list-item>
            </text:list>
            <text:list text:style-name="a1594">
              <text:list-item>
                <text:p text:style-name="a1593" text:class-names="" text:cond-style-name=""><text:span text:style-name="a1585" text:class-names=""><text:s text:c="1"/></text:span><text:span text:style-name="a1586" text:class-names="">filename<text:s text:c="1"/></text:span><text:span text:style-name="a1587" text:class-names="">&lt;-</text:span><text:span text:style-name="a1588" text:class-names=""><text:s text:c="1"/></text:span><text:span text:style-name="a1589" text:class-names="">loc_filename</text:span><text:span text:style-name="a1590" text:class-names=""><text:s text:c="1"/>`</text:span><text:span text:style-name="a1591" text:class-names="">fmap</text:span><text:span text:style-name="a1592" text:class-names="">` location</text:span></text:p>
              </text:list-item>
            </text:list>
            <text:list text:style-name="a1606">
              <text:list-item>
                <text:p text:style-name="a1605" text:class-names="" text:cond-style-name=""><text:span text:style-name="a1595" text:class-names=""><text:s text:c="1"/></text:span><text:span text:style-name="a1596" text:class-names="">case</text:span><text:span text:style-name="a1597" text:class-names=""><text:s text:c="1"/></text:span><text:span text:style-name="a1598" text:class-names="">parse<text:s text:c="1"/></text:span><text:span text:style-name="a1599" text:class-names="">tagNode</text:span><text:span text:style-name="a1600" text:class-names=""><text:s text:c="1"/>filename<text:s text:c="1"/></text:span><text:span text:style-name="a1601" text:class-names="">str</text:span><text:span text:style-name="a1602" text:class-names=""><text:s text:c="1"/></text:span><text:span text:style-name="a1603" text:class-names="">of</text:span><text:span text:style-name="a1604" text:class-names=""/></text:p>
              </text:list-item>
            </text:list>
            <text:list text:style-name="a1616">
              <text:list-item>
                <text:p text:style-name="a1615" text:class-names="" text:cond-style-name=""><text:span text:style-name="a1607" text:class-names=""><text:s text:c="1"/></text:span><text:span text:style-name="a1608" text:class-names=""><text:s text:c="2"/></text:span><text:span text:style-name="a1609" text:class-names="">Left</text:span><text:span text:style-name="a1610" text:class-names=""><text:s text:c="1"/>err<text:s text:c="1"/></text:span><text:span text:style-name="a1611" text:class-names=""><text:s text:c="1"/></text:span><text:span text:style-name="a1612" text:class-names="">-&gt;</text:span><text:span text:style-name="a1613" text:class-names=""><text:s text:c="1"/></text:span><text:span text:style-name="a1614" text:class-names="">undefined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17" text:class-names=""><text:s text:c="1"/></text:span><text:span text:style-name="a1618" text:class-names=""><text:s text:c="2"/></text:span><text:span text:style-name="a1619" text:class-names="">Right</text:span><text:span text:style-name="a1620" text:class-names=""><text:s text:c="1"/>tag<text:s text:c="1"/></text:span><text:span text:style-name="a1621" text:class-names="">-&gt;</text:span><text:span text:style-name="a1622" text:class-names=""><text:s text:c="1"/>[| tag |]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28" text:class-names="">As easy as that,<text:s text:c="1"/></text:span><text:span text:style-name="a1629" text:class-names="">loc_filename</text:span><text:span text:style-name="a1630" text:class-names=""><text:s text:c="1"/></text:span><text:span text:style-name="a1631" text:class-names="">and<text:s text:c="1"/></text:span><text:span text:style-name="a1632" text:class-names="">location<text:s text:c="1"/></text:span><text:span text:style-name="a1633" text:class-names="">will give us the filename of the user.</text:span></text:p>
              </text:list-item>
            </text:list>
          </draw:text-box>
          <svg:title/>
          <svg:desc/>
        </draw:frame>
      </draw:page>
      <draw:page draw:name="Slide16" draw:style-name="a1637" draw:master-page-name="Master1-Layout2-obj-Title-and-Content" presentation:presentation-page-layout-name="Master1-PPL2" draw:id="Slide-271">
        <draw:frame draw:id="id138" presentation:style-name="a1640" draw:name="Title 1" svg:x="0.5in" svg:y="0.16667in" svg:width="9in" svg:height="1.08333in" presentation:class="title" presentation:placeholder="false">
          <draw:text-box>
            <text:p text:style-name="a1639" text:class-names="" text:cond-style-name=""><text:span text:style-name="a1638" text:class-names="">Let’s compile it!</text:span></text:p>
          </draw:text-box>
          <svg:title/>
          <svg:desc/>
        </draw:frame>
        <draw:frame draw:id="id139" presentation:style-name="a1691" draw:name="Content Placeholder 2" svg:x="0.5in" svg:y="1.33333in" svg:width="9in" svg:height="5.4in" presentation:class="outline" presentation:placeholder="false">
          <draw:text-box>
            <text:list text:style-name="a1647">
              <text:list-item>
                <text:p text:style-name="a1646" text:class-names="" text:cond-style-name=""><text:span text:style-name="a1641" text:class-names="">$<text:s text:c="1"/></text:span><text:span text:style-name="a1642" text:class-names="">ghc</text:span><text:span text:style-name="a1643" text:class-names=""><text:s text:c="1"/></text:span><text:span text:style-name="a1644" text:class-names="">HTML.hs</text:span><text:span text:style-name="a1645" text:class-names=""/></text:p>
              </text:list-item>
            </text:list>
            <text:list text:style-name="a1650">
              <text:list-item>
                <text:p text:style-name="a1649" text:class-names="" text:cond-style-name=""><text:span text:style-name="a1648" text:class-names="">Error: No instance for (Lift Node) arising from arising of `tag’…</text:span></text:p>
              </text:list-item>
            </text:list>
            <text:list text:style-name="a1653">
              <text:list-item>
                <text:p text:style-name="a1652" text:class-names="" text:cond-style-name=""><text:span text:style-name="a1651" text:class-names=""/></text:p>
              </text:list-item>
            </text:list>
            <text:list text:style-name="a1656">
              <text:list-item>
                <text:p text:style-name="a1655" text:class-names="" text:cond-style-name=""><text:span text:style-name="a1654" text:class-names="">What is that? Well maybe we can satisfy it by implementing the Lift instance for Node, as instructed: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57" text:class-names="">instance</text:span><text:span text:style-name="a1658" text:class-names=""><text:s text:c="1"/></text:span><text:span text:style-name="a1659" text:class-names="">Lift</text:span><text:span text:style-name="a1660" text:class-names=""><text:s text:c="1"/></text:span><text:span text:style-name="a1661" text:class-names="">Node</text:span><text:span text:style-name="a1662" text:class-names=""><text:s text:c="1"/></text:span><text:span text:style-name="a1663" text:class-names="">where</text:span><text:span text:style-name="a1664" text:class-names=""/></text:p>
              </text:list-item>
            </text:list>
            <text:list text:style-name="a1679">
              <text:list-item>
                <text:p text:style-name="a1678" text:class-names="" text:cond-style-name=""><text:span text:style-name="a1667" text:class-names=""><text:s text:c="2"/></text:span><text:span text:style-name="a1668" text:class-names="">lift<text:s text:c="1"/></text:span><text:span text:style-name="a1669" text:class-names="">(</text:span><text:span text:style-name="a1670" text:class-names="">Text</text:span><text:span text:style-name="a1671" text:class-names=""><text:s text:c="1"/>t)<text:s text:c="1"/></text:span><text:span text:style-name="a1672" text:class-names=""><text:s text:c="11"/></text:span><text:span text:style-name="a1673" text:class-names="">=</text:span><text:span text:style-name="a1674" text:class-names=""><text:s text:c="1"/></text:span><text:span text:style-name="a1675" text:class-names="">[|<text:s text:c="1"/></text:span><text:span text:style-name="a1676" text:class-names="">Text</text:span><text:span text:style-name="a1677" text:class-names=""><text:s text:c="1"/>t |]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0" text:class-names=""><text:s text:c="2"/></text:span><text:span text:style-name="a1681" text:class-names="">lift<text:s text:c="1"/></text:span><text:span text:style-name="a1682" text:class-names="">(</text:span><text:span text:style-name="a1683" text:class-names="">Tag</text:span><text:span text:style-name="a1684" text:class-names=""><text:s text:c="1"/>name children)<text:s text:c="1"/></text:span><text:span text:style-name="a1685" text:class-names="">=</text:span><text:span text:style-name="a1686" text:class-names=""><text:s text:c="1"/>[|<text:s text:c="1"/></text:span><text:span text:style-name="a1687" text:class-names="">Tag</text:span><text:span text:style-name="a1688" text:class-names=""><text:s text:c="1"/>name children |]</text:span></text:p>
              </text:list-item>
            </text:list>
          </draw:text-box>
          <svg:title/>
          <svg:desc/>
        </draw:frame>
      </draw:page>
      <draw:page draw:name="Slide17" draw:style-name="a1692" draw:master-page-name="Master1-Layout2-obj-Title-and-Content" presentation:presentation-page-layout-name="Master1-PPL2" draw:id="Slide-272">
        <draw:frame draw:id="id140" presentation:style-name="a1695" draw:name="Title 1" svg:x="0.5in" svg:y="0.16667in" svg:width="9in" svg:height="1.08333in" presentation:class="title" presentation:placeholder="false">
          <draw:text-box>
            <text:p text:style-name="a1694" text:class-names="" text:cond-style-name=""><text:span text:style-name="a1693" text:class-names="">Let’s try it out</text:span></text:p>
          </draw:text-box>
          <svg:title/>
          <svg:desc/>
        </draw:frame>
        <draw:frame draw:id="id141" presentation:style-name="a1765" draw:name="Content Placeholder 2" svg:x="0.5in" svg:y="1.33333in" svg:width="9in" svg:height="5.4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6" text:class-names="">-- HTMLTest.hs</text:span><text:span text:style-name="a1697" text:class-names=""/></text:p>
              </text:list-item>
            </text:list>
            <text:list text:style-name="a1703">
              <text:list-item>
                <text:p text:style-name="a1702" text:class-names="" text:cond-style-name=""><text:span text:style-name="a1700" text:class-names="">{-# LANGUAGE TemplateHaskell , QuasiQuotes #-}</text:span><text:span text:style-name="a1701" text:class-names=""/></text:p>
              </text:list-item>
            </text:list>
            <text:list text:style-name="a1709">
              <text:list-item>
                <text:p text:style-name="a1708" text:class-names="" text:cond-style-name=""><text:span text:style-name="a1704" text:class-names="">import</text:span><text:span text:style-name="a1705" text:class-names=""><text:s text:c="1"/></text:span><text:span text:style-name="a1706" text:class-names="">HTML</text:span><text:span text:style-name="a1707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0" text:class-names="">main</text:span><text:span text:style-name="a1711" text:class-names=""><text:s text:c="1"/></text:span><text:span text:style-name="a1712" text:class-names="">=</text:span><text:span text:style-name="a1713" text:class-names=""><text:s text:c="1"/>print [html|&lt;html&gt;</text:span><text:span text:style-name="a1714" text:class-names="">Hello</text:span><text:span text:style-name="a1715" text:class-names="">, &lt;strong&gt;</text:span><text:span text:style-name="a1716" text:class-names="">TH</text:span><text:span text:style-name="a1717" text:class-names="">&lt;/strong&gt; world!&lt;/html&gt;|]</text:span><text:span text:style-name="a1718" text:class-names=""/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>$ ghci HTMLTest.hs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&gt; main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30" text:class-names="">Tag</text:span><text:span text:style-name="a1731" text:class-names=""><text:s text:c="1"/></text:span><text:span text:style-name="a1732" text:class-names="">"html"</text:span><text:span text:style-name="a1733" text:class-names=""><text:s text:c="1"/>[</text:span><text:span text:style-name="a1734" text:class-names="">Text</text:span><text:span text:style-name="a1735" text:class-names=""><text:s text:c="1"/></text:span><text:span text:style-name="a1736" text:class-names="">"Hello, "</text:span><text:span text:style-name="a1737" text:class-names="">,</text:span><text:span text:style-name="a1738" text:class-names="">Tag</text:span><text:span text:style-name="a1739" text:class-names=""><text:s text:c="1"/></text:span><text:span text:style-name="a1740" text:class-names="">"strong"</text:span><text:span text:style-name="a1741" text:class-names=""><text:s text:c="1"/>[</text:span><text:span text:style-name="a1742" text:class-names="">Text</text:span><text:span text:style-name="a1743" text:class-names=""><text:s text:c="1"/></text:span><text:span text:style-name="a1744" text:class-names="">"TH"</text:span><text:span text:style-name="a1745" text:class-names="">],</text:span><text:span text:style-name="a1746" text:class-names="">Text</text:span><text:span text:style-name="a1747" text:class-names=""><text:s text:c="1"/></text:span><text:span text:style-name="a1748" text:class-names="">" world!"</text:span><text:span text:style-name="a1749" text:class-names="">]</text:span><text:span text:style-name="a1750" text:class-names=""/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It works!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/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</draw:text-box>
          <svg:title/>
          <svg:desc/>
        </draw:frame>
      </draw:page>
      <draw:page draw:name="Slide18" draw:style-name="a1766" draw:master-page-name="Master1-Layout2-obj-Title-and-Content" presentation:presentation-page-layout-name="Master1-PPL2" draw:id="Slide-273">
        <draw:frame draw:id="id142" presentation:style-name="a1769" draw:name="Title 1" svg:x="0.5in" svg:y="0.16667in" svg:width="9in" svg:height="1.08333in" presentation:class="title" presentation:placeholder="false">
          <draw:text-box>
            <text:p text:style-name="a1768" text:class-names="" text:cond-style-name=""><text:span text:style-name="a1767" text:class-names="">Quasi quoting for patterns</text:span></text:p>
          </draw:text-box>
          <svg:title/>
          <svg:desc/>
        </draw:frame>
        <draw:frame draw:id="id143" presentation:style-name="a1808" draw:name="Content Placeholder 2" svg:x="0.5in" svg:y="1.33333in" svg:width="9in" svg:height="5.4in" presentation:class="outline" presentation:placeholder="false">
          <draw:text-box>
            <text:list text:style-name="a1772">
              <text:list-item>
                <text:p text:style-name="a1771" text:class-names="" text:cond-style-name=""><text:span text:style-name="a1770" text:class-names="">Now let’s try to do some operations on our HTML structure</text:span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In this example we will convert an HTML tree into Markdown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Markdown is a simple wiki syntax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/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>Example Markdown: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Let’s **rock** and _roll_!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Corresponding HTML: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1" text:class-names="">&lt;html&gt;</text:span><text:span text:style-name="a1792" text:class-names="">Let's<text:s text:c="1"/></text:span><text:span text:style-name="a1793" text:class-names="">&lt;strong&gt;</text:span><text:span text:style-name="a1794" text:class-names="">rock</text:span><text:span text:style-name="a1795" text:class-names="">&lt;/strong&gt;</text:span><text:span text:style-name="a1796" text:class-names=""><text:s text:c="1"/>and<text:s text:c="1"/></text:span><text:span text:style-name="a1797" text:class-names="">&lt;em&gt;</text:span><text:span text:style-name="a1798" text:class-names="">roll</text:span><text:span text:style-name="a1799" text:class-names="">&lt;/em&gt;&lt;/html&gt;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/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>Usually people convert Markdown to HTML. We will do it the other way here.</text:span></text:p>
              </text:list-item>
            </text:list>
          </draw:text-box>
          <svg:title/>
          <svg:desc/>
        </draw:frame>
      </draw:page>
      <draw:page draw:name="Slide19" draw:style-name="a1809" draw:master-page-name="Master1-Layout2-obj-Title-and-Content" presentation:presentation-page-layout-name="Master1-PPL2" draw:id="Slide-274">
        <draw:frame draw:id="id144" presentation:style-name="a1812" draw:name="Title 1" svg:x="0.5in" svg:y="0.16667in" svg:width="9in" svg:height="1.08333in" presentation:class="title" presentation:placeholder="false">
          <draw:text-box>
            <text:p text:style-name="a1811" text:class-names="" text:cond-style-name=""><text:span text:style-name="a1810" text:class-names="">Let’s make a simple converter</text:span></text:p>
          </draw:text-box>
          <svg:title/>
          <svg:desc/>
        </draw:frame>
        <draw:frame draw:id="id145" presentation:style-name="a1919" draw:name="Content Placeholder 2" svg:x="0.5in" svg:y="1.33333in" svg:width="9in" svg:height="5.4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3" text:class-names="">-- HTMLTest.hs</text:span><text:span text:style-name="a1814" text:class-names=""/></text:p>
              </text:list-item>
            </text:list>
            <text:list text:style-name="a1830">
              <text:list-item>
                <text:p text:style-name="a1829" text:class-names="" text:cond-style-name=""><text:span text:style-name="a1817" text:class-names="">markdown</text:span><text:span text:style-name="a1818" text:class-names=""><text:s text:c="1"/>(</text:span><text:span text:style-name="a1819" text:class-names="">Tag</text:span><text:span text:style-name="a1820" text:class-names=""><text:s text:c="1"/></text:span><text:span text:style-name="a1821" text:class-names="">"strong"</text:span><text:span text:style-name="a1822" text:class-names=""><text:s text:c="1"/>children)<text:s text:c="1"/></text:span><text:span text:style-name="a1823" text:class-names="">=</text:span><text:span text:style-name="a1824" text:class-names=""><text:s text:c="1"/></text:span><text:span text:style-name="a1825" text:class-names="">"**"</text:span><text:span text:style-name="a1826" text:class-names=""><text:s text:c="1"/>++ concatMap markdown children ++<text:s text:c="1"/></text:span><text:span text:style-name="a1827" text:class-names="">"**"</text:span><text:span text:style-name="a1828" text:class-names=""/></text:p>
              </text:list-item>
            </text:list>
            <text:list text:style-name="a1844">
              <text:list-item>
                <text:p text:style-name="a1843" text:class-names="" text:cond-style-name=""><text:span text:style-name="a1831" text:class-names="">markdown</text:span><text:span text:style-name="a1832" text:class-names=""><text:s text:c="1"/>(</text:span><text:span text:style-name="a1833" text:class-names="">Tag</text:span><text:span text:style-name="a1834" text:class-names=""><text:s text:c="1"/></text:span><text:span text:style-name="a1835" text:class-names="">"em"</text:span><text:span text:style-name="a1836" text:class-names=""><text:s text:c="1"/>children) <text:s text:c="4"/></text:span><text:span text:style-name="a1837" text:class-names="">=</text:span><text:span text:style-name="a1838" text:class-names=""><text:s text:c="1"/></text:span><text:span text:style-name="a1839" text:class-names="">"_"</text:span><text:span text:style-name="a1840" text:class-names=""><text:s text:c="1"/>++ concatMap markdown children ++<text:s text:c="1"/></text:span><text:span text:style-name="a1841" text:class-names="">"_"</text:span><text:span text:style-name="a1842" text:class-names=""/></text:p>
              </text:list-item>
            </text:list>
            <text:list text:style-name="a1854">
              <text:list-item>
                <text:p text:style-name="a1853" text:class-names="" text:cond-style-name=""><text:span text:style-name="a1845" text:class-names="">markdown</text:span><text:span text:style-name="a1846" text:class-names=""><text:s text:c="1"/>(</text:span><text:span text:style-name="a1847" text:class-names="">Tag</text:span><text:span text:style-name="a1848" text:class-names=""><text:s text:c="1"/></text:span><text:span text:style-name="a1849" text:class-names="">_</text:span><text:span text:style-name="a1850" text:class-names=""><text:s text:c="1"/>children) <text:s text:c="7"/></text:span><text:span text:style-name="a1851" text:class-names="">=</text:span><text:span text:style-name="a1852" text:class-names=""><text:s text:c="1"/>concatMap markdown children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55" text:class-names="">markdown</text:span><text:span text:style-name="a1856" text:class-names=""><text:s text:c="1"/>(</text:span><text:span text:style-name="a1857" text:class-names="">Text</text:span><text:span text:style-name="a1858" text:class-names=""><text:s text:c="1"/>t) <text:s text:c="15"/></text:span><text:span text:style-name="a1859" text:class-names="">=</text:span><text:span text:style-name="a1860" text:class-names=""><text:s text:c="1"/>t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That’s some normal Haskell. For fun, we’re going to turn it into: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69" text:class-names="">-- HTMLTest.hs</text:span><text:span text:style-name="a1870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73" text:class-names="">markdown</text:span><text:span text:style-name="a1874" text:class-names=""><text:s text:c="1"/>[html|&lt;strong&gt;|]<text:s text:c="1"/></text:span><text:span text:style-name="a1875" text:class-names="">=</text:span><text:span text:style-name="a1876" text:class-names=""><text:s text:c="1"/></text:span><text:span text:style-name="a1877" text:class-names="">"**"</text:span><text:span text:style-name="a1878" text:class-names=""><text:s text:c="1"/>++ concatMap markdown children ++<text:s text:c="1"/></text:span><text:span text:style-name="a1879" text:class-names="">"**"</text:span><text:span text:style-name="a1880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83" text:class-names="">markdown</text:span><text:span text:style-name="a1884" text:class-names=""><text:s text:c="1"/>[html|&lt;em&gt;|] <text:s text:c="4"/></text:span><text:span text:style-name="a1885" text:class-names="">=</text:span><text:span text:style-name="a1886" text:class-names=""><text:s text:c="1"/></text:span><text:span text:style-name="a1887" text:class-names="">"_"</text:span><text:span text:style-name="a1888" text:class-names=""><text:s text:c="1"/>++ concatMap markdown children ++<text:s text:c="1"/></text:span><text:span text:style-name="a1889" text:class-names="">"_"</text:span><text:span text:style-name="a1890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3" text:class-names="">markdown</text:span><text:span text:style-name="a1894" text:class-names=""><text:s text:c="1"/>[html|&lt;</text:span><text:span text:style-name="a1895" text:class-names="">_</text:span><text:span text:style-name="a1896" text:class-names="">&gt;|] <text:s text:c="5"/></text:span><text:span text:style-name="a1897" text:class-names="">=</text:span><text:span text:style-name="a1898" text:class-names=""><text:s text:c="1"/>concatMap markdown children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1" text:class-names="">markdown</text:span><text:span text:style-name="a1902" text:class-names=""><text:s text:c="1"/>[html|#text|] <text:s text:c="3"/></text:span><text:span text:style-name="a1903" text:class-names="">=</text:span><text:span text:style-name="a1904" text:class-names=""><text:s text:c="1"/>text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>Are we gaining anything? Honestly not much. But we’ll do it for the sake of an TH example.</text:span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/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</draw:text-box>
          <svg:title/>
          <svg:desc/>
        </draw:frame>
      </draw:page>
      <draw:page draw:name="Slide20" draw:style-name="a1920" draw:master-page-name="Master1-Layout2-obj-Title-and-Content" presentation:presentation-page-layout-name="Master1-PPL2" draw:id="Slide-275">
        <draw:frame draw:id="id146" presentation:style-name="a1925" draw:name="Title 1" svg:x="0.5in" svg:y="0.16667in" svg:width="9in" svg:height="1.08333in" presentation:class="title" presentation:placeholder="false">
          <draw:text-box>
            <text:p text:style-name="a1924" text:class-names="" text:cond-style-name=""><text:span text:style-name="a1921" text:class-names="">Add a pattern parser to our<text:s text:c="1"/></text:span><text:span text:style-name="a1922" text:class-names="">QuasiQuoter</text:span><text:span text:style-name="a1923" text:class-names=""/></text:p>
          </draw:text-box>
          <svg:title/>
          <svg:desc/>
        </draw:frame>
        <draw:frame draw:id="id147" presentation:style-name="a2007" draw:name="Content Placeholder 2" svg:x="0.5in" svg:y="1.33333in" svg:width="9in" svg:height="5.4in" presentation:class="outline" presentation:placeholder="false">
          <draw:text-box>
            <text:list text:style-name="a1930">
              <text:list-item>
                <text:p text:style-name="a1929" text:class-names="" text:cond-style-name=""><text:span text:style-name="a1926" text:class-names="">--<text:s text:c="1"/></text:span><text:span text:style-name="a1927" text:class-names="">HTML.hs</text:span><text:span text:style-name="a1928" text:class-names=""/></text:p>
              </text:list-item>
            </text:list>
            <text:list text:style-name="a1938">
              <text:list-item>
                <text:p text:style-name="a1937" text:class-names="" text:cond-style-name=""><text:span text:style-name="a1931" text:class-names="">html</text:span><text:span text:style-name="a1932" text:class-names=""><text:s text:c="1"/></text:span><text:span text:style-name="a1933" text:class-names="">::</text:span><text:span text:style-name="a1934" text:class-names=""><text:s text:c="1"/></text:span><text:span text:style-name="a1935" text:class-names="">QuasiQuoter</text:span><text:span text:style-name="a1936" text:class-names=""/></text:p>
              </text:list-item>
            </text:list>
            <text:list text:style-name="a1952">
              <text:list-item>
                <text:p text:style-name="a1951" text:class-names="" text:cond-style-name=""><text:span text:style-name="a1939" text:class-names="">html</text:span><text:span text:style-name="a1940" text:class-names=""><text:s text:c="1"/></text:span><text:span text:style-name="a1941" text:class-names="">=</text:span><text:span text:style-name="a1942" text:class-names=""><text:s text:c="1"/></text:span><text:span text:style-name="a1943" text:class-names="">QuasiQuoter</text:span><text:span text:style-name="a1944" text:class-names=""><text:s text:c="1"/></text:span><text:span text:style-name="a1945" text:class-names="">htmlExpr</text:span><text:span text:style-name="a1946" text:class-names=""><text:s text:c="1"/></text:span><text:span text:style-name="a1947" text:class-names="">htmlPat</text:span><text:span text:style-name="a1948" text:class-names=""><text:s text:c="1"/>undefined<text:s text:c="1"/></text:span><text:span text:style-name="a1949" text:class-names="">undefined</text:span><text:span text:style-name="a1950" text:class-names=""/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  <text:list text:style-name="a1969">
              <text:list-item>
                <text:p text:style-name="a1968" text:class-names="" text:cond-style-name=""><text:span text:style-name="a1956" text:class-names="">htmlPat</text:span><text:span text:style-name="a1957" text:class-names=""><text:s text:c="1"/></text:span><text:span text:style-name="a1958" text:class-names="">::</text:span><text:span text:style-name="a1959" text:class-names=""><text:s text:c="1"/></text:span><text:span text:style-name="a1960" text:class-names="">String</text:span><text:span text:style-name="a1961" text:class-names=""><text:s text:c="1"/></text:span><text:span text:style-name="a1962" text:class-names="">-&gt;</text:span><text:span text:style-name="a1963" text:class-names=""><text:s text:c="1"/></text:span><text:span text:style-name="a1964" text:class-names="">Q</text:span><text:span text:style-name="a1965" text:class-names=""><text:s text:c="1"/></text:span><text:span text:style-name="a1966" text:class-names="">Pat</text:span><text:span text:style-name="a1967" text:class-names=""/></text:p>
              </text:list-item>
            </text:list>
            <text:list text:style-name="a1983">
              <text:list-item>
                <text:p text:style-name="a1982" text:class-names="" text:cond-style-name=""><text:span text:style-name="a1970" text:class-names="">htmlPat</text:span><text:span text:style-name="a1971" text:class-names=""><text:s text:c="1"/></text:span><text:span text:style-name="a1972" text:class-names="">"&lt;_&gt;"</text:span><text:span text:style-name="a1973" text:class-names=""><text:s text:c="1"/></text:span><text:span text:style-name="a1974" text:class-names=""><text:s text:c="5"/></text:span><text:span text:style-name="a1975" text:class-names="">=</text:span><text:span text:style-name="a1976" text:class-names=""><text:s text:c="1"/></text:span><text:span text:style-name="a1977" text:class-names="">[p|<text:s text:c="1"/></text:span><text:span text:style-name="a1978" text:class-names="">Tag</text:span><text:span text:style-name="a1979" text:class-names=""><text:s text:c="1"/></text:span><text:span text:style-name="a1980" text:class-names="">_</text:span><text:span text:style-name="a1981" text:class-names=""><text:s text:c="1"/>children |]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84" text:class-names="">htmlPat</text:span><text:span text:style-name="a1985" text:class-names=""><text:s text:c="1"/></text:span><text:span text:style-name="a1986" text:class-names="">"#text"</text:span><text:span text:style-name="a1987" text:class-names=""><text:s text:c="1"/></text:span><text:span text:style-name="a1988" text:class-names=""><text:s text:c="3"/></text:span><text:span text:style-name="a1989" text:class-names="">=</text:span><text:span text:style-name="a1990" text:class-names=""><text:s text:c="1"/></text:span><text:span text:style-name="a1991" text:class-names="">[p|<text:s text:c="1"/></text:span><text:span text:style-name="a1992" text:class-names="">Text</text:span><text:span text:style-name="a1993" text:class-names=""><text:s text:c="1"/>text |]</text:span></text:p>
              </text:list-item>
            </text:list>
            <text:list text:style-name="a2006">
              <text:list-item>
                <text:p text:style-name="a2005" text:class-names="" text:cond-style-name=""><text:span text:style-name="a1996" text:class-names="">htmlPat</text:span><text:span text:style-name="a1997" text:class-names=""><text:s text:c="1"/>(</text:span><text:span text:style-name="a1998" text:class-names="">'&lt;'</text:span><text:span text:style-name="a1999" text:class-names="">:</text:span><text:span text:style-name="a2000" text:class-names="">rest)<text:s text:c="1"/></text:span><text:span text:style-name="a2001" text:class-names="">=</text:span><text:span text:style-name="a2002" text:class-names=""><text:s text:c="1"/>undefined<text:s text:c="1"/></text:span><text:span text:style-name="a2003" text:class-names="">-- ...</text:span><text:span text:style-name="a2004" text:class-names=""/></text:p>
              </text:list-item>
            </text:list>
          </draw:text-box>
          <svg:title/>
          <svg:desc/>
        </draw:frame>
      </draw:page>
      <draw:page draw:name="Slide21" draw:style-name="a2008" draw:master-page-name="Master1-Layout2-obj-Title-and-Content" presentation:presentation-page-layout-name="Master1-PPL2" draw:id="Slide-276">
        <draw:frame draw:id="id148" presentation:style-name="a2011" draw:name="Title 1" svg:x="0.5in" svg:y="0.16667in" svg:width="9in" svg:height="1.08333in" presentation:class="title" presentation:placeholder="false">
          <draw:text-box>
            <text:p text:style-name="a2010" text:class-names="" text:cond-style-name=""><text:span text:style-name="a2009" text:class-names="">Asking GHC again…</text:span></text:p>
          </draw:text-box>
          <svg:title/>
          <svg:desc/>
        </draw:frame>
        <draw:frame draw:id="id149" presentation:style-name="a2095" draw:name="Content Placeholder 2" svg:x="0.5in" svg:y="1.33333in" svg:width="9in" svg:height="5.4in" presentation:class="outline" presentation:placeholder="false">
          <draw:text-box>
            <text:list text:style-name="a2014">
              <text:list-item>
                <text:p text:style-name="a2013" text:class-names="" text:cond-style-name=""><text:span text:style-name="a2012" text:class-names="">Now how do we write the “rest” case? Let’s ask GHC</text:span></text:p>
              </text:list-item>
            </text:list>
            <text:list text:style-name="a2023">
              <text:list-item>
                <text:p text:style-name="a2022" text:class-names="" text:cond-style-name=""><text:span text:style-name="a2015" text:class-names="">&gt;<text:s text:c="1"/></text:span><text:span text:style-name="a2016" text:class-names="">runQ</text:span><text:span text:style-name="a2017" text:class-names=""><text:s text:c="1"/>[p|<text:s text:c="1"/></text:span><text:span text:style-name="a2018" text:class-names="">Tag</text:span><text:span text:style-name="a2019" text:class-names=""><text:s text:c="1"/></text:span><text:span text:style-name="a2020" text:class-names="">"strong"</text:span><text:span text:style-name="a2021" text:class-names=""><text:s text:c="1"/>chlidren |]</text:span></text:p>
              </text:list-item>
            </text:list>
            <text:list text:style-name="a2037">
              <text:list-item>
                <text:p text:style-name="a2036" text:class-names="" text:cond-style-name=""><text:span text:style-name="a2024" text:class-names="">ConP</text:span><text:span text:style-name="a2025" text:class-names=""><text:s text:c="1"/></text:span><text:span text:style-name="a2026" text:class-names="">HTML</text:span><text:span text:style-name="a2027" text:class-names="">.</text:span><text:span text:style-name="a2028" text:class-names="">Tag</text:span><text:span text:style-name="a2029" text:class-names=""><text:s text:c="1"/>[<text:s text:c="1"/></text:span><text:span text:style-name="a2030" text:class-names="">LitP</text:span><text:span text:style-name="a2031" text:class-names=""><text:s text:c="1"/>(</text:span><text:span text:style-name="a2032" text:class-names="">StringL</text:span><text:span text:style-name="a2033" text:class-names=""><text:s text:c="1"/></text:span><text:span text:style-name="a2034" text:class-names="">"strong"</text:span><text:span text:style-name="a2035" text:class-names="">)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38" text:class-names=""><text:s text:c="14"/>,<text:s text:c="1"/></text:span><text:span text:style-name="a2039" text:class-names="">VarP</text:span><text:span text:style-name="a2040" text:class-names=""><text:s text:c="1"/>chlidren]</text:span><text:span text:style-name="a2041" text:class-names=""/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/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So there we have almost had it.</text:span></text:p>
              </text:list-item>
            </text:list>
            <text:list text:style-name="a2054">
              <text:list-item>
                <text:p text:style-name="a2053" text:class-names="" text:cond-style-name=""><text:span text:style-name="a2050" text:class-names="">We just need to use<text:s text:c="1"/></text:span><text:span text:style-name="a2051" text:class-names="">Name</text:span><text:span text:style-name="a2052" text:class-names=""><text:s text:c="1"/>at appropriate places and follow the types:</text:span></text:p>
              </text:list-item>
            </text:list>
            <text:list text:style-name="a2063">
              <text:list-item>
                <text:p text:style-name="a2062" text:class-names="" text:cond-style-name=""><text:span text:style-name="a2055" text:class-names="">htmlPat</text:span><text:span text:style-name="a2056" text:class-names=""><text:s text:c="1"/>(</text:span><text:span text:style-name="a2057" text:class-names="">'&lt;'</text:span><text:span text:style-name="a2058" text:class-names="">:</text:span><text:span text:style-name="a2059" text:class-names="">rest)<text:s text:c="1"/></text:span><text:span text:style-name="a2060" text:class-names="">=</text:span><text:span text:style-name="a2061" text:class-names=""><text:s text:c="1"/>return $</text:span></text:p>
              </text:list-item>
            </text:list>
            <text:list text:style-name="a2070">
              <text:list-item>
                <text:p text:style-name="a2069" text:class-names="" text:cond-style-name=""><text:span text:style-name="a2064" text:class-names=""><text:s text:c="4"/></text:span><text:span text:style-name="a2065" text:class-names="">ConP</text:span><text:span text:style-name="a2066" text:class-names=""><text:s text:c="1"/>(mkName<text:s text:c="1"/></text:span><text:span text:style-name="a2067" text:class-names="">"HTML.Tag”</text:span><text:span text:style-name="a2068" text:class-names="">)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1" text:class-names=""><text:s text:c="8"/>[<text:s text:c="1"/></text:span><text:span text:style-name="a2072" text:class-names="">LitP</text:span><text:span text:style-name="a2073" text:class-names=""><text:s text:c="1"/>(</text:span><text:span text:style-name="a2074" text:class-names="">StringL</text:span><text:span text:style-name="a2075" text:class-names=""><text:s text:c="1"/>(init rest))</text:span></text:p>
              </text:list-item>
            </text:list>
            <text:list text:style-name="a2085">
              <text:list-item>
                <text:p text:style-name="a2084" text:class-names="" text:cond-style-name=""><text:span text:style-name="a2078" text:class-names=""><text:s text:c="8"/>,<text:s text:c="1"/></text:span><text:span text:style-name="a2079" text:class-names="">VarP</text:span><text:span text:style-name="a2080" text:class-names=""><text:s text:c="1"/>(mkName<text:s text:c="1"/></text:span><text:span text:style-name="a2081" text:class-names="">"children"</text:span><text:span text:style-name="a2082" text:class-names="">)]</text:span><text:span text:style-name="a2083" text:class-names=""/></text:p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/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/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/></text:p>
              </text:list-item>
            </text:list>
          </draw:text-box>
          <svg:title/>
          <svg:desc/>
        </draw:frame>
      </draw:page>
      <draw:page draw:name="Slide22" draw:style-name="a2096" draw:master-page-name="Master1-Layout2-obj-Title-and-Content" presentation:presentation-page-layout-name="Master1-PPL2" draw:id="Slide-277">
        <draw:frame draw:id="id150" presentation:style-name="a2099" draw:name="Title 1" svg:x="0.5in" svg:y="0.16667in" svg:width="9in" svg:height="1.08333in" presentation:class="title" presentation:placeholder="false">
          <draw:text-box>
            <text:p text:style-name="a2098" text:class-names="" text:cond-style-name=""><text:span text:style-name="a2097" text:class-names="">Some explanations</text:span></text:p>
          </draw:text-box>
          <svg:title/>
          <svg:desc/>
        </draw:frame>
        <draw:frame draw:id="id151" presentation:style-name="a2158" draw:name="Content Placeholder 2" svg:x="0.5in" svg:y="1.33333in" svg:width="9in" svg:height="5.4in" presentation:class="outline" presentation:placeholder="false">
          <draw:text-box>
            <text:list text:style-name="a2108">
              <text:list-item>
                <text:p text:style-name="a2107" text:class-names="" text:cond-style-name=""><text:span text:style-name="a2100" text:class-names="">htmlPat</text:span><text:span text:style-name="a2101" text:class-names=""><text:s text:c="1"/>(</text:span><text:span text:style-name="a2102" text:class-names="">'&lt;'</text:span><text:span text:style-name="a2103" text:class-names="">:</text:span><text:span text:style-name="a2104" text:class-names="">rest)<text:s text:c="1"/></text:span><text:span text:style-name="a2105" text:class-names="">=</text:span><text:span text:style-name="a2106" text:class-names=""><text:s text:c="1"/>return $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09" text:class-names=""><text:s text:c="4"/></text:span><text:span text:style-name="a2110" text:class-names="">ConP</text:span><text:span text:style-name="a2111" text:class-names=""><text:s text:c="1"/>(mkName<text:s text:c="1"/></text:span><text:span text:style-name="a2112" text:class-names="">"HTML.Tag”</text:span><text:span text:style-name="a2113" text:class-names="">)</text:span></text:p>
              </text:list-item>
            </text:list>
            <text:list text:style-name="a2122">
              <text:list-item>
                <text:p text:style-name="a2121" text:class-names="" text:cond-style-name=""><text:span text:style-name="a2116" text:class-names=""><text:s text:c="8"/>[<text:s text:c="1"/></text:span><text:span text:style-name="a2117" text:class-names="">LitP</text:span><text:span text:style-name="a2118" text:class-names=""><text:s text:c="1"/>(</text:span><text:span text:style-name="a2119" text:class-names="">StringL</text:span><text:span text:style-name="a2120" text:class-names=""><text:s text:c="1"/>(init rest))</text:span></text:p>
              </text:list-item>
            </text:list>
            <text:list text:style-name="a2130">
              <text:list-item>
                <text:p text:style-name="a2129" text:class-names="" text:cond-style-name=""><text:span text:style-name="a2123" text:class-names=""><text:s text:c="8"/>,<text:s text:c="1"/></text:span><text:span text:style-name="a2124" text:class-names="">VarP</text:span><text:span text:style-name="a2125" text:class-names=""><text:s text:c="1"/>(mkName<text:s text:c="1"/></text:span><text:span text:style-name="a2126" text:class-names="">"children"</text:span><text:span text:style-name="a2127" text:class-names="">)]</text:span><text:span text:style-name="a2128" text:class-names=""/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/></text:p>
              </text:list-item>
            </text:list>
            <text:list text:style-name="a2140">
              <text:list-item>
                <text:p text:style-name="a2139" text:class-names="" text:cond-style-name=""><text:span text:style-name="a2134" text:class-names="">Here we see<text:s text:c="1"/></text:span><text:span text:style-name="a2135" text:class-names="">mkName</text:span><text:span text:style-name="a2136" text:class-names=""><text:s text:c="1"/>intead of<text:s text:c="1"/></text:span><text:span text:style-name="a2137" text:class-names="">newName</text:span><text:span text:style-name="a2138" text:class-names=""/></text:p>
              </text:list-item>
            </text:list>
            <text:list text:style-name="a2147">
              <text:list-item>
                <text:p text:style-name="a2146" text:class-names="" text:cond-style-name=""><text:span text:style-name="a2141" text:class-names="">mkName<text:s text:c="1"/></text:span><text:span text:style-name="a2142" text:class-names="">"foo"</text:span><text:span text:style-name="a2143" text:class-names=""><text:s text:c="1"/>will translate into an identifier<text:s text:c="1"/></text:span><text:span text:style-name="a2144" text:class-names="">"foo"</text:span><text:span text:style-name="a2145" text:class-names=""><text:s text:c="1"/>literally</text:span></text:p>
              </text:list-item>
            </text:list>
            <text:list text:style-name="a2154">
              <text:list-item>
                <text:p text:style-name="a2153" text:class-names="" text:cond-style-name=""><text:span text:style-name="a2148" text:class-names="">mkName<text:s text:c="1"/></text:span><text:span text:style-name="a2149" text:class-names="">"foo"</text:span><text:span text:style-name="a2150" text:class-names=""><text:s text:c="1"/>will become something like<text:s text:c="1"/></text:span><text:span text:style-name="a2151" text:class-names="">"foo_1"</text:span><text:span text:style-name="a2152" text:class-names="">.<text:s text:c="1"/></text:span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>You’ll use this when you want to avoid name collisions</text:span></text:p>
              </text:list-item>
            </text:list>
          </draw:text-box>
          <svg:title/>
          <svg:desc/>
        </draw:frame>
      </draw:page>
      <draw:page draw:name="Slide23" draw:style-name="a2159" draw:master-page-name="Master1-Layout2-obj-Title-and-Content" presentation:presentation-page-layout-name="Master1-PPL2" draw:id="Slide-278">
        <draw:frame draw:id="id152" presentation:style-name="a2162" draw:name="Title 1" svg:x="0.5in" svg:y="0.16667in" svg:width="9in" svg:height="1.08333in" presentation:class="title" presentation:placeholder="false">
          <draw:text-box>
            <text:p text:style-name="a2161" text:class-names="" text:cond-style-name=""><text:span text:style-name="a2160" text:class-names="">Let’s test it out!</text:span></text:p>
          </draw:text-box>
          <svg:title/>
          <svg:desc/>
        </draw:frame>
        <draw:frame draw:id="id153" presentation:style-name="a2238" draw:name="Content Placeholder 2" svg:x="0.5in" svg:y="1.35in" svg:width="9in" svg:height="5.4in" presentation:class="outline" presentation:placeholder="false">
          <draw:text-box>
            <text:list text:style-name="a2166">
              <text:list-item>
                <text:p text:style-name="a2165" text:class-names="" text:cond-style-name=""><text:span text:style-name="a2163" text:class-names="">-- HTMLTest.hs</text:span><text:span text:style-name="a2164" text:class-names=""/></text:p>
              </text:list-item>
            </text:list>
            <text:list text:style-name="a2170">
              <text:list-item>
                <text:p text:style-name="a2169" text:class-names="" text:cond-style-name=""><text:span text:style-name="a2167" text:class-names="">{-# LANGUAGE TemplateHaskell , QuasiQuotes #-}</text:span><text:span text:style-name="a2168" text:class-names=""/></text:p>
              </text:list-item>
            </text:list>
            <text:list text:style-name="a2176">
              <text:list-item>
                <text:p text:style-name="a2175" text:class-names="" text:cond-style-name=""><text:span text:style-name="a2171" text:class-names="">import</text:span><text:span text:style-name="a2172" text:class-names=""><text:s text:c="1"/></text:span><text:span text:style-name="a2173" text:class-names="">HTML</text:span><text:span text:style-name="a2174" text:class-names=""/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/></text:p>
              </text:list-item>
            </text:list>
            <text:list text:style-name="a2189">
              <text:list-item>
                <text:p text:style-name="a2188" text:class-names="" text:cond-style-name=""><text:span text:style-name="a2180" text:class-names="">doc</text:span><text:span text:style-name="a2181" text:class-names=""><text:s text:c="1"/></text:span><text:span text:style-name="a2182" text:class-names="">=</text:span><text:span text:style-name="a2183" text:class-names=""><text:s text:c="1"/>[html|&lt;html&gt;</text:span><text:span text:style-name="a2184" text:class-names="">Hello</text:span><text:span text:style-name="a2185" text:class-names="">, &lt;strong&gt;</text:span><text:span text:style-name="a2186" text:class-names="">TH</text:span><text:span text:style-name="a2187" text:class-names="">&lt;/strong&gt; world!&lt;/html&gt;|]</text:span></text:p>
              </text:list-item>
            </text:list>
            <text:list text:style-name="a2192">
              <text:list-item>
                <text:p text:style-name="a2191" text:class-names="" text:cond-style-name=""><text:span text:style-name="a2190" text:class-names=""/></text:p>
              </text:list-item>
            </text:list>
            <text:list text:style-name="a2200">
              <text:list-item>
                <text:p text:style-name="a2199" text:class-names="" text:cond-style-name=""><text:span text:style-name="a2193" text:class-names="">markdown</text:span><text:span text:style-name="a2194" text:class-names=""><text:s text:c="1"/>[html|&lt;</text:span><text:span text:style-name="a2195" text:class-names="">_</text:span><text:span text:style-name="a2196" text:class-names="">&gt;|] <text:s text:c="5"/></text:span><text:span text:style-name="a2197" text:class-names="">=</text:span><text:span text:style-name="a2198" text:class-names=""><text:s text:c="1"/>concatMap markdown children</text:span></text:p>
              </text:list-item>
            </text:list>
            <text:list text:style-name="a2206">
              <text:list-item>
                <text:p text:style-name="a2205" text:class-names="" text:cond-style-name=""><text:span text:style-name="a2201" text:class-names="">markdown</text:span><text:span text:style-name="a2202" text:class-names=""><text:s text:c="1"/>[html|#text|] <text:s text:c="3"/></text:span><text:span text:style-name="a2203" text:class-names="">=</text:span><text:span text:style-name="a2204" text:class-names=""><text:s text:c="1"/>text</text:span></text:p>
              </text:list-item>
            </text:list>
            <text:list text:style-name="a2212">
              <text:list-item>
                <text:p text:style-name="a2211" text:class-names="" text:cond-style-name=""><text:span text:style-name="a2207" text:class-names="">markdown</text:span><text:span text:style-name="a2208" text:class-names=""><text:s text:c="1"/>[html|&lt;strong&gt;|]<text:s text:c="1"/></text:span><text:span text:style-name="a2209" text:class-names="">=</text:span><text:span text:style-name="a2210" text:class-names=""/></text:p>
              </text:list-item>
            </text:list>
            <text:list text:style-name="a2219">
              <text:list-item>
                <text:p text:style-name="a2218" text:class-names="" text:cond-style-name=""><text:span text:style-name="a2213" text:class-names=""><text:s text:c="4"/></text:span><text:span text:style-name="a2214" text:class-names="">"**"</text:span><text:span text:style-name="a2215" text:class-names=""><text:s text:c="1"/>++ concatMap markdown children ++<text:s text:c="1"/></text:span><text:span text:style-name="a2216" text:class-names="">"**”</text:span><text:span text:style-name="a2217" text:class-names=""/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/></text:p>
              </text:list-item>
            </text:list>
            <text:list text:style-name="a2228">
              <text:list-item>
                <text:p text:style-name="a2227" text:class-names="" text:cond-style-name=""><text:span text:style-name="a2223" text:class-names="">main</text:span><text:span text:style-name="a2224" text:class-names=""><text:s text:c="1"/></text:span><text:span text:style-name="a2225" text:class-names="">=</text:span><text:span text:style-name="a2226" text:class-names=""><text:s text:c="1"/>print . markdown $ doc</text:span></text:p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/></text:p>
              </text:list-item>
            </text:list>
            <text:list text:style-name="a2234">
              <text:list-item>
                <text:p text:style-name="a2233" text:class-names="" text:cond-style-name=""><text:span text:style-name="a2232" text:class-names="">$ runhaskell HTMLTest.hs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"Hello, **TH** world!"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33in" svg:y="6.95in" svg:width="1.33333in" svg:height="0.4in"/>
    </style:presentation-page-layout>
    <style:presentation-page-layout style:name="Master1-PPL2" style:display-name="Title and Content">
      <presentation:placeholder presentation:object="title" svg:x="0.5in" svg:y="0.16667in" svg:width="9in" svg:height="1.0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9in" svg:height="5.4in"/>
    </style:presentation-page-layout>
    <style:presentation-page-layout style:name="Master1-PPL3" style:display-name="Section Header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17in" svg:y="6.95in" svg:width="1.66333in" svg:height="0.4in"/>
    </style:presentation-page-layout>
    <style:presentation-page-layout style:name="Master1-PPL4" style:display-name="Two Content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4.42in" svg:height="5.4in"/>
      <presentation:placeholder presentation:object="object" svg:x="5.06583in" svg:y="1.33in" svg:width="4.42in" svg:height="5.4in"/>
    </style:presentation-page-layout>
    <style:presentation-page-layout style:name="Master1-PPL5" style:display-name="Comparison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</style:presentation-page-layout>
    <style:presentation-page-layout style:name="Master1-PPL6" style:display-name="Title Only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7" style:display-name="Blank"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8" style:display-name="Content with Caption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33333in" svg:y="0.33333in" svg:width="6.25in" svg:height="6.25in"/>
    </style:presentation-page-layout>
    <style:presentation-page-layout style:name="Master1-PPL9" style:display-name="Picture with Caption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0" style:display-name="Title and Vertical Text">
      <presentation:placeholder presentation:object="title" svg:x="0.5in" svg:y="0.16667in" svg:width="9in" svg:height="1.08333in"/>
      <presentation:placeholder presentation:object="outline" svg:x="0.5in" svg:y="1.33333in" svg:width="9in" svg:height="5.37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70" draw:style="rect" draw:dots1="1" draw:dots1-length="0.03125in" draw:distance="0.03125in"/>
    <draw:stroke-dash draw:name="a204" draw:style="rect" draw:dots1="1" draw:dots1-length="0.03125in" draw:distance="0.03125in"/>
    <draw:stroke-dash draw:name="a401" draw:style="rect" draw:dots1="1" draw:dots1-length="0.03125in" draw:distance="0.03125in"/>
    <draw:stroke-dash draw:name="a144" draw:style="rect" draw:dots1="1" draw:dots1-length="0.03125in" draw:distance="0.03125in"/>
    <draw:stroke-dash draw:name="a276" draw:style="rect" draw:dots1="1" draw:dots1-length="0.03125in" draw:distance="0.03125in"/>
    <draw:stroke-dash draw:name="a342" draw:style="rect" draw:dots1="1" draw:dots1-length="0.03125in" draw:distance="0.03125in"/>
    <draw:stroke-dash draw:name="a338" draw:style="rect" draw:dots1="1" draw:dots1-length="0.03125in" draw:distance="0.03125in"/>
    <draw:stroke-dash draw:name="a208" draw:style="rect" draw:dots1="1" draw:dots1-length="0.03125in" draw:distance="0.03125in"/>
    <draw:stroke-dash draw:name="a148" draw:style="rect" draw:dots1="1" draw:dots1-length="0.03125in" draw:distance="0.03125in"/>
    <draw:stroke-dash draw:name="a477" draw:style="rect" draw:dots1="1" draw:dots1-length="0.03125in" draw:distance="0.03125in"/>
    <draw:stroke-dash draw:name="a32" draw:style="rect" draw:dots1="1" draw:dots1-length="0.03125in" draw:distance="0.03125in"/>
    <draw:stroke-dash draw:name="a36" draw:style="rect" draw:dots1="1" draw:dots1-length="0.03125in" draw:distance="0.03125in"/>
    <draw:stroke-dash draw:name="a313" draw:style="rect" draw:dots1="1" draw:dots1-length="0.03125in" draw:distance="0.03125in"/>
    <draw:stroke-dash draw:name="a386" draw:style="rect" draw:dots1="1" draw:dots1-length="0.03125in" draw:distance="0.03125in"/>
    <draw:stroke-dash draw:name="a80" draw:style="rect" draw:dots1="1" draw:dots1-length="0.03125in" draw:distance="0.03125in"/>
    <draw:stroke-dash draw:name="a272" draw:style="rect" draw:dots1="1" draw:dots1-length="0.03125in" draw:distance="0.03125in"/>
    <draw:stroke-dash draw:name="a397" draw:style="rect" draw:dots1="1" draw:dots1-length="0.03125in" draw:distance="0.03125in"/>
    <draw:stroke-dash draw:name="a76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6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0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13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0.30556in" fo:text-align="left" style:tab-stop-distance="1in" fo:margin-left="0in" fo:margin-right="0in" fo:text-indent="0in" fo:margin-top="0.08333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Delius" style:font-family-complex="Deliu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3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4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lius" style:font-family-complex="Deliu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7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7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Delius" style:font-family-complex="Deliu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7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76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86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9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6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0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9fb8cd" svg:stroke-opacity="100%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Delius" style:font-family-complex="Delius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elius" style:font-family-complex="Deliu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6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36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12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4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1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4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2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80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2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83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5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8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3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4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2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423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5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426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5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0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5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0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26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9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26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9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24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267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9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4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7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24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7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7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53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igin" style:page-layout-name="pageLayout1" draw:style-name="a0">
      <draw:frame draw:id="id0" presentation:style-name="a3" draw:name="Title Placeholder 21" svg:x="0.5in" svg:y="0.16667in" svg:width="9in" svg:height="1.0833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12" svg:x="0.5in" svg:y="1.33333in" svg:width="9in" svg:height="5.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13" svg:x="7in" svg:y="6.95139in" svg:width="2.50333in" svg:height="0.4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24/2011</text:date></text:span></text:p>
        </draw:text-box>
        <svg:title/>
        <svg:desc/>
      </draw:frame>
      <draw:frame draw:id="id3" presentation:style-name="a26" draw:name="Footer Placeholder 2" svg:x="3.17in" svg:y="6.95139in" svg:width="3.83333in" svg:height="0.4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22" svg:x="0.67in" svg:y="6.95139in" svg:width="2.16667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5" draw:style-name="a33" draw:name="Straight Connector 2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6" draw:style-name="a37" draw:name="Straight Connector 28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" draw:style-name="a40" draw:transform="translate(-0.10436in -0.06579in) rotate(-1.5708) translate(0.56269in 7.13871in)" draw:name="Isosceles Triangle 9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8" draw:style-name="a43" draw:name="TextBox 1" svg:x="0.66204in" svg:y="6.98925in" svg:width="3.83796in" svg:height="0.30293in">
        <draw:text-box>
          <text:p text:style-name="a42" text:class-names="" text:cond-style-name=""><text:span text:style-name="a41" text:class-names="">Illustrated Haskell &lt;http://illustratedhaskell.org&gt;</text:span></text:p>
        </draw:text-box>
        <svg:title/>
        <svg:desc/>
      </draw:frame>
    </style:master-page>
    <style:master-page style:name="Master1-Layout1-title-Title-Slide" style:page-layout-name="pageLayout1" draw:style-name="a44">
      <draw:frame draw:id="id9" presentation:style-name="a47" draw:name="Title 7" svg:x="1.33333in" svg:y="4.25in" svg:width="7.5in" svg:height="1.08333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0" presentation:style-name="a50" draw:name="Subtitle 8" svg:x="1.33333in" svg:y="5.60417in" svg:width="7.5in" svg:height="0.5833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1" presentation:style-name="a54" draw:name="Date Placeholder 27" svg:x="7in" svg:y="6.95in" svg:width="2.5in" svg:height="0.4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24/2011</text:date></text:span></text:p>
        </draw:text-box>
        <svg:title/>
        <svg:desc/>
      </draw:frame>
      <draw:frame draw:id="id12" presentation:style-name="a57" draw:name="Footer Placeholder 16" svg:x="3.17in" svg:y="6.95in" svg:width="3.8in" svg:height="0.4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3" presentation:style-name="a60" draw:name="Slide Number Placeholder 28" svg:x="1.33in" svg:y="6.95in" svg:width="1.33333in" svg:height="0.4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ustom-shape svg:x="0.98958in" svg:y="3.98958in" svg:width="8in" svg:height="1.4in" draw:id="id14" draw:style-name="a63" draw:name="Rectangle 20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15" draw:style-name="a66" draw:name="Rectangle 32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4in" draw:id="id16" draw:style-name="a69" draw:name="Rectangle 21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17" draw:style-name="a72" draw:name="Rectangle 31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73">
      <draw:custom-shape svg:x="0.5in" svg:y="6.94792in" svg:width="9in" svg:height="0in" draw:id="id18" draw:layer="Master1-bg" draw:style-name="a77" draw:name="Straight Connector 2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19" draw:layer="Master1-bg" draw:style-name="a81" draw:name="Straight Connector 28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20" draw:layer="Master1-bg" draw:style-name="a84" draw:transform="translate(-0.10436in -0.06579in) rotate(-1.5708) translate(0.56269in 7.13871in)" draw:name="Isosceles Triangle 9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21" draw:layer="Master1-bg" draw:style-name="a87" draw:name="TextBox 1" svg:x="0.66204in" svg:y="6.98925in" svg:width="3.83796in" svg:height="0.30293in">
        <draw:text-box>
          <text:p text:style-name="a86" text:class-names="" text:cond-style-name=""><text:span text:style-name="a85" text:class-names="">Illustrated Haskell &lt;http://illustratedhaskell.org&gt;</text:span></text:p>
        </draw:text-box>
        <svg:title/>
        <svg:desc/>
      </draw:frame>
      <draw:frame draw:id="id22" presentation:style-name="a90" draw:name="Title 1" svg:x="0.5in" svg:y="0.16667in" svg:width="9in" svg:height="1.08333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3" presentation:style-name="a94" draw:name="Date Placeholder 3" svg:x="7in" svg:y="6.95139in" svg:width="2.50333in" svg:height="0.4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9/24/2011</text:date></text:span></text:p>
        </draw:text-box>
        <svg:title/>
        <svg:desc/>
      </draw:frame>
      <draw:frame draw:id="id24" presentation:style-name="a97" draw:name="Footer Placeholder 4" svg:x="3.17in" svg:y="6.95139in" svg:width="3.83333in" svg:height="0.4in" presentation:class="footer" presentation:placeholder="false">
        <draw:text-box>
          <text:p text:style-name="a96" text:class-names="" text:cond-style-name=""><text:span text:style-name="a95" text:class-names="">Yeah</text:span></text:p>
        </draw:text-box>
        <svg:title/>
        <svg:desc/>
      </draw:frame>
      <draw:frame draw:id="id25" presentation:style-name="a100" draw:name="Slide Number Placeholder 5" svg:x="0.67in" svg:y="6.95139in" svg:width="2.16667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  <draw:frame draw:id="id26" presentation:style-name="a116" draw:name="Content Placeholder 7" svg:x="0.5in" svg:y="1.33333in" svg:width="9in" svg:height="5.4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3-secHead-Section-Header" style:page-layout-name="pageLayout1" draw:style-name="a117">
      <draw:frame draw:id="id27" presentation:style-name="a120" draw:name="Title 1" svg:x="1.33333in" svg:y="3.25in" svg:width="7.5in" svg:height="1.16667in" presentation:class="title" presentation:placeholder="false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frame draw:id="id28" presentation:style-name="a124" draw:name="Text Placeholder 2" svg:x="1.41667in" svg:y="4.66667in" svg:width="7.41667in" svg:height="1.2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ck to edit Master text styles</text:span></text:p>
            </text:list-item>
          </text:list>
        </draw:text-box>
        <svg:title/>
        <svg:desc/>
      </draw:frame>
      <draw:frame draw:id="id29" presentation:style-name="a128" draw:name="Date Placeholder 3" svg:x="7in" svg:y="6.95in" svg:width="2.5in" svg:height="0.4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9/24/2011</text:date></text:span></text:p>
        </draw:text-box>
        <svg:title/>
        <svg:desc/>
      </draw:frame>
      <draw:frame draw:id="id30" presentation:style-name="a131" draw:name="Footer Placeholder 4" svg:x="3.17in" svg:y="6.95in" svg:width="3.8in" svg:height="0.4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1" presentation:style-name="a134" draw:name="Slide Number Placeholder 5" svg:x="1.17in" svg:y="6.95in" svg:width="1.66333in" svg:height="0.4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  <draw:custom-shape svg:x="1in" svg:y="3.08333in" svg:width="8in" svg:height="1.4in" draw:id="id32" draw:style-name="a137" draw:name="Rectangle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4in" draw:id="id33" draw:style-name="a140" draw:name="Rectangle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41">
      <draw:custom-shape svg:x="0.5in" svg:y="6.94792in" svg:width="9in" svg:height="0in" draw:id="id34" draw:layer="Master1-bg" draw:style-name="a145" draw:name="Straight Connector 27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35" draw:layer="Master1-bg" draw:style-name="a149" draw:name="Straight Connector 28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36" draw:layer="Master1-bg" draw:style-name="a152" draw:transform="translate(-0.10436in -0.06579in) rotate(-1.5708) translate(0.56269in 7.13871in)" draw:name="Isosceles Triangle 9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37" draw:layer="Master1-bg" draw:style-name="a155" draw:name="TextBox 1" svg:x="0.66204in" svg:y="6.98925in" svg:width="3.83796in" svg:height="0.30293in">
        <draw:text-box>
          <text:p text:style-name="a154" text:class-names="" text:cond-style-name=""><text:span text:style-name="a153" text:class-names="">Illustrated Haskell &lt;http://illustratedhaskell.org&gt;</text:span></text:p>
        </draw:text-box>
        <svg:title/>
        <svg:desc/>
      </draw:frame>
      <draw:frame draw:id="id38" presentation:style-name="a158" draw:name="Title 1" svg:x="0.5in" svg:y="0.25in" svg:width="9in" svg:height="1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39" presentation:style-name="a162" draw:name="Date Placeholder 4" svg:x="7in" svg:y="6.95139in" svg:width="2.50333in" svg:height="0.4in" presentation:class="date-time" presentation:placeholder="false">
        <draw:text-box>
          <text:p text:style-name="a161" text:class-names="" text:cond-style-name=""><text:span text:style-name="a159" text:class-names=""><text:date text:fixed="false" style:data-style-name="a160">9/24/2011</text:date></text:span></text:p>
        </draw:text-box>
        <svg:title/>
        <svg:desc/>
      </draw:frame>
      <draw:frame draw:id="id40" presentation:style-name="a165" draw:name="Footer Placeholder 5" svg:x="3.17in" svg:y="6.95139in" svg:width="3.83333in" svg:height="0.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41" presentation:style-name="a168" draw:name="Slide Number Placeholder 6" svg:x="0.67in" svg:y="6.95139in" svg:width="2.16667in" svg:height="0.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/></text:span></text:p>
        </draw:text-box>
        <svg:title/>
        <svg:desc/>
      </draw:frame>
      <draw:frame draw:id="id42" presentation:style-name="a184" draw:name="Content Placeholder 8" svg:x="0.5in" svg:y="1.33333in" svg:width="4.42in" svg:height="5.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00" draw:name="Content Placeholder 10" svg:x="5.06583in" svg:y="1.33in" svg:width="4.42in" svg:height="5.4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ck to edit Master text styl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Comparison" style:page-layout-name="pageLayout1" draw:style-name="a201">
      <draw:custom-shape svg:x="0.5in" svg:y="6.94792in" svg:width="9in" svg:height="0in" draw:id="id44" draw:layer="Master1-bg" draw:style-name="a205" draw:name="Straight Connector 27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45" draw:layer="Master1-bg" draw:style-name="a209" draw:name="Straight Connector 28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6" draw:layer="Master1-bg" draw:style-name="a212" draw:transform="translate(-0.10436in -0.06579in) rotate(-1.5708) translate(0.56269in 7.13871in)" draw:name="Isosceles Triangle 9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47" draw:layer="Master1-bg" draw:style-name="a215" draw:name="TextBox 1" svg:x="0.66204in" svg:y="6.98925in" svg:width="3.83796in" svg:height="0.30293in">
        <draw:text-box>
          <text:p text:style-name="a214" text:class-names="" text:cond-style-name=""><text:span text:style-name="a213" text:class-names="">Illustrated Haskell &lt;http://illustratedhaskell.org&gt;</text:span></text:p>
        </draw:text-box>
        <svg:title/>
        <svg:desc/>
      </draw:frame>
      <draw:frame draw:id="id48" presentation:style-name="a218" draw:name="Title 1" svg:x="0.5in" svg:y="0.25in" svg:width="9in" svg:height="1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49" presentation:style-name="a222" draw:name="Text Placeholder 2" svg:x="0.5in" svg:y="1.40625in" svg:width="4.4184in" svg:height="0.75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50" presentation:style-name="a226" draw:name="Text Placeholder 3" svg:x="5.08333in" svg:y="1.41667in" svg:width="4.42014in" svg:height="0.75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51" presentation:style-name="a230" draw:name="Date Placeholder 6" svg:x="7in" svg:y="6.95139in" svg:width="2.50333in" svg:height="0.4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9/24/2011</text:date></text:span></text:p>
        </draw:text-box>
        <svg:title/>
        <svg:desc/>
      </draw:frame>
      <draw:frame draw:id="id52" presentation:style-name="a233" draw:name="Footer Placeholder 7" svg:x="3.17in" svg:y="6.95139in" svg:width="3.83333in" svg:height="0.4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3" presentation:style-name="a236" draw:name="Slide Number Placeholder 8" svg:x="0.67in" svg:y="6.95139in" svg:width="2.16667in" svg:height="0.4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  <draw:frame draw:id="id54" presentation:style-name="a252" draw:name="Content Placeholder 10" svg:x="0.5in" svg:y="2.33333in" svg:width="4.41667in" svg:height="4.41667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68" draw:name="Content Placeholder 12" svg:x="5.08333in" svg:y="2.33333in" svg:width="4.41667in" svg:height="4.41667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to 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Title-Only" style:page-layout-name="pageLayout1" draw:style-name="a269">
      <draw:custom-shape svg:x="0.5in" svg:y="6.94792in" svg:width="9in" svg:height="0in" draw:id="id56" draw:layer="Master1-bg" draw:style-name="a273" draw:name="Straight Connector 27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57" draw:layer="Master1-bg" draw:style-name="a277" draw:name="Straight Connector 28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58" draw:layer="Master1-bg" draw:style-name="a280" draw:transform="translate(-0.10436in -0.06579in) rotate(-1.5708) translate(0.56269in 7.13871in)" draw:name="Isosceles Triangle 9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59" draw:layer="Master1-bg" draw:style-name="a283" draw:name="TextBox 1" svg:x="0.66204in" svg:y="6.98925in" svg:width="3.83796in" svg:height="0.30293in">
        <draw:text-box>
          <text:p text:style-name="a282" text:class-names="" text:cond-style-name=""><text:span text:style-name="a281" text:class-names="">Illustrated Haskell &lt;http://illustratedhaskell.org&gt;</text:span></text:p>
        </draw:text-box>
        <svg:title/>
        <svg:desc/>
      </draw:frame>
      <draw:frame draw:id="id60" presentation:style-name="a286" draw:name="Title 1" svg:x="0.5in" svg:y="0.25in" svg:width="9in" svg:height="1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61" presentation:style-name="a290" draw:name="Date Placeholder 2" svg:x="7in" svg:y="6.95139in" svg:width="2.50333in" svg:height="0.4in" presentation:class="date-time" presentation:placeholder="false">
        <draw:text-box>
          <text:p text:style-name="a289" text:class-names="" text:cond-style-name=""><text:span text:style-name="a287" text:class-names=""><text:date text:fixed="false" style:data-style-name="a288">9/24/2011</text:date></text:span></text:p>
        </draw:text-box>
        <svg:title/>
        <svg:desc/>
      </draw:frame>
      <draw:frame draw:id="id62" presentation:style-name="a293" draw:name="Footer Placeholder 3" svg:x="3.17in" svg:y="6.95139in" svg:width="3.83333in" svg:height="0.4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63" presentation:style-name="a296" draw:name="Slide Number Placeholder 4" svg:x="0.67in" svg:y="6.95139in" svg:width="2.16667in" svg:height="0.4in" presentation:class="page-number" presentation:placeholder="false">
        <draw:text-box>
          <text:p text:style-name="a295" text:class-names="" text:cond-style-name=""><text:span text:style-name="a294" text:class-names=""><text:page-number style:num-format="1" text:fixed="false"/></text:span></text:p>
        </draw:text-box>
        <svg:title/>
        <svg:desc/>
      </draw:frame>
      <draw:custom-shape svg:width="0.20872in" svg:height="0.13158in" draw:id="id64" draw:style-name="a299" draw:transform="translate(-0.10436in -0.06579in) rotate(-1.5708) translate(0.56269in 7.13871in)" draw:name="Isosceles Triangle 5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</style:master-page>
    <style:master-page style:name="Master1-Layout7-blank-Blank" style:page-layout-name="pageLayout1" draw:style-name="a300">
      <draw:frame draw:id="id65" presentation:style-name="a304" draw:name="Date Placeholder 1" svg:x="7in" svg:y="6.95139in" svg:width="2.50333in" svg:height="0.4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9/24/2011</text:date></text:span></text:p>
        </draw:text-box>
        <svg:title/>
        <svg:desc/>
      </draw:frame>
      <draw:frame draw:id="id66" presentation:style-name="a307" draw:name="Footer Placeholder 2" svg:x="3.17in" svg:y="6.95139in" svg:width="3.83333in" svg:height="0.4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7" presentation:style-name="a310" draw:name="Slide Number Placeholder 3" svg:x="0.67in" svg:y="6.95139in" svg:width="2.16667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68" draw:style-name="a314" draw:name="Straight Connector 4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69" draw:style-name="a317" draw:transform="translate(-0.10436in -0.06579in) rotate(-1.5708) translate(0.56269in 7.13871in)" draw:name="Isosceles Triangle 5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</style:master-page>
    <style:master-page style:name="Master1-Layout8-objTx-Content-with-Caption" style:page-layout-name="pageLayout1" draw:style-name="a318">
      <draw:frame draw:id="id70" presentation:style-name="a321" draw:name="Title 1" svg:x="6.91667in" svg:y="0.33333in" svg:width="2.75in" svg:height="0.9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1" presentation:style-name="a325" draw:name="Text Placeholder 2" svg:x="6.91667in" svg:y="1.33333in" svg:width="2.75in" svg:height="5.2968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2" presentation:style-name="a329" draw:name="Date Placeholder 4" svg:x="7in" svg:y="6.95139in" svg:width="2.50333in" svg:height="0.4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9/24/2011</text:date></text:span></text:p>
        </draw:text-box>
        <svg:title/>
        <svg:desc/>
      </draw:frame>
      <draw:frame draw:id="id73" presentation:style-name="a332" draw:name="Footer Placeholder 5" svg:x="3.17in" svg:y="6.95139in" svg:width="3.83333in" svg:height="0.4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4" presentation:style-name="a335" draw:name="Slide Number Placeholder 6" svg:x="0.67in" svg:y="6.95139in" svg:width="2.16667in" svg:height="0.4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75" draw:style-name="a339" draw:name="Straight Connector 7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6.6in" svg:height="0in" draw:id="id76" draw:style-name="a343" draw:transform="translate(-3.3in 0in) rotate(-1.5708) translate(6.75652in 3.63542in)" draw:name="Straight Connector 9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7" draw:style-name="a346" draw:transform="translate(-0.10436in -0.06579in) rotate(-1.5708) translate(0.56269in 7.13871in)" draw:name="Isosceles Triangle 8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78" presentation:style-name="a362" draw:name="Content Placeholder 11" svg:x="0.33333in" svg:y="0.33333in" svg:width="6.25in" svg:height="6.2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63">
      <draw:frame draw:id="id79" presentation:style-name="a366" draw:name="Title 1" svg:x="0.5in" svg:y="0.54774in" svg:width="9in" svg:height="0.73785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80" presentation:style-name="a369" draw:name="Picture Placeholder 2" svg:x="0.5in" svg:y="2.08333in" svg:width="9in" svg:height="4.67in" presentation:class="graphic" presentation:placeholder="false">
        <draw:text-box>
          <text:p text:style-name="a368" text:class-names="" text:cond-style-name=""><text:span text:style-name="a367" text:class-names="">Click icon to add picture</text:span></text:p>
        </draw:text-box>
        <svg:title/>
        <svg:desc/>
      </draw:frame>
      <draw:frame draw:id="id81" presentation:style-name="a373" draw:name="Text Placeholder 3" svg:x="0.5in" svg:y="1.33333in" svg:width="9in" svg:height="0.5833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82" presentation:style-name="a377" draw:name="Date Placeholder 4" svg:x="7in" svg:y="6.95139in" svg:width="2.50333in" svg:height="0.4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9/24/2011</text:date></text:span></text:p>
        </draw:text-box>
        <svg:title/>
        <svg:desc/>
      </draw:frame>
      <draw:frame draw:id="id83" presentation:style-name="a380" draw:name="Footer Placeholder 5" svg:x="3.17in" svg:y="6.95139in" svg:width="3.83333in" svg:height="0.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4" presentation:style-name="a383" draw:name="Slide Number Placeholder 6" svg:x="0.67in" svg:y="6.95139in" svg:width="2.16667in" svg:height="0.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85" draw:style-name="a387" draw:name="Straight Connector 7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86" draw:style-name="a390" draw:transform="translate(-0.10436in -0.06579in) rotate(-1.5708) translate(0.56269in 7.13871in)" draw:name="Isosceles Triangle 8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x="0.5in" svg:y="0.54774in" svg:width="0.2in" svg:height="0.75in" draw:id="id87" draw:style-name="a393" draw:name="Rectangle 9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94">
      <draw:custom-shape svg:x="0.5in" svg:y="6.94792in" svg:width="9in" svg:height="0in" draw:id="id88" draw:layer="Master1-bg" draw:style-name="a398" draw:name="Straight Connector 27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89" draw:layer="Master1-bg" draw:style-name="a402" draw:name="Straight Connector 28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90" draw:layer="Master1-bg" draw:style-name="a405" draw:transform="translate(-0.10436in -0.06579in) rotate(-1.5708) translate(0.56269in 7.13871in)" draw:name="Isosceles Triangle 9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1" draw:layer="Master1-bg" draw:style-name="a408" draw:name="TextBox 1" svg:x="0.66204in" svg:y="6.98925in" svg:width="3.83796in" svg:height="0.30293in">
        <draw:text-box>
          <text:p text:style-name="a407" text:class-names="" text:cond-style-name=""><text:span text:style-name="a406" text:class-names="">Illustrated Haskell &lt;http://illustratedhaskell.org&gt;</text:span></text:p>
        </draw:text-box>
        <svg:title/>
        <svg:desc/>
      </draw:frame>
      <draw:frame draw:id="id92" presentation:style-name="a411" draw:name="Title 1" svg:x="0.5in" svg:y="0.16667in" svg:width="9in" svg:height="1.08333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93" presentation:style-name="a427" draw:name="Vertical Text Placeholder 2" svg:x="0.5in" svg:y="1.33333in" svg:width="9in" svg:height="5.3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Second level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431" draw:name="Date Placeholder 3" svg:x="7in" svg:y="6.95139in" svg:width="2.50333in" svg:height="0.4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9/24/2011</text:date></text:span></text:p>
        </draw:text-box>
        <svg:title/>
        <svg:desc/>
      </draw:frame>
      <draw:frame draw:id="id95" presentation:style-name="a434" draw:name="Footer Placeholder 4" svg:x="3.17in" svg:y="6.95139in" svg:width="3.83333in" svg:height="0.4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96" presentation:style-name="a437" draw:name="Slide Number Placeholder 5" svg:x="0.67in" svg:y="6.95139in" svg:width="2.16667in" svg:height="0.4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38">
      <draw:frame draw:id="id97" presentation:style-name="a441" draw:name="Vertical Title 1" svg:x="7.25in" svg:y="0.30035in" svg:width="2.25in" svg:height="6.39931in" presentation:class="title" presentation:placeholder="false">
        <draw:text-box>
          <text:p text:style-name="a440" text:class-names="" text:cond-style-name=""><text:span text:style-name="a439" text:class-names="">Click to edit Master title style</text:span></text:p>
        </draw:text-box>
        <svg:title/>
        <svg:desc/>
      </draw:frame>
      <draw:frame draw:id="id98" presentation:style-name="a457" draw:name="Vertical Text Placeholder 2" svg:x="0.5in" svg:y="0.30035in" svg:width="6.58333in" svg:height="6.39931in" presentation:class="outline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list text:style-name="a456">
                            <text:list-item>
                              <text:p text:style-name="a455" text:class-names="" text:cond-style-name=""><text:span text:style-name="a4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61" draw:name="Date Placeholder 3" svg:x="7in" svg:y="6.95139in" svg:width="2.50333in" svg:height="0.4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9/24/2011</text:date></text:span></text:p>
        </draw:text-box>
        <svg:title/>
        <svg:desc/>
      </draw:frame>
      <draw:frame draw:id="id100" presentation:style-name="a464" draw:name="Footer Placeholder 4" svg:x="3.17in" svg:y="6.95139in" svg:width="3.83333in" svg:height="0.4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01" presentation:style-name="a467" draw:name="Slide Number Placeholder 5" svg:x="0.67in" svg:y="6.95139in" svg:width="2.16667in" svg:height="0.4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102" draw:style-name="a471" draw:name="Straight Connector 6">
        <svg:title/>
        <svg:desc/>
        <text:p text:style-name="a469" text:class-names="" text:cond-style-name=""><text:span text:style-name="a46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103" draw:style-name="a474" draw:transform="translate(-0.10436in -0.06579in) rotate(-1.5708) translate(0.56269in 7.13871in)" draw:name="Isosceles Triangle 7">
        <svg:title/>
        <svg:desc/>
        <text:p text:style-name="a473" text:class-names="" text:cond-style-name=""><text:span text:style-name="a4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6.4in" svg:height="0in" draw:id="id104" draw:style-name="a478" draw:transform="translate(-3.2in 0in) rotate(-1.5708) translate(7.16939in 3.5017in)" draw:name="Straight Connector 8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emplate Haskell Tutorial</dc:title>
    <meta:initial-creator>Chris</meta:initial-creator>
    <dc:creator>Chris</dc:creator>
    <meta:creation-date>2011-09-23T14:55:33Z</meta:creation-date>
    <dc:date>2011-09-24T03:21:32Z</dc:date>
    <meta:template xlink:href="Origin" xlink:type="simple"/>
    <meta:editing-cycles>85</meta:editing-cycles>
    <meta:editing-duration>PT11891S</meta:editing-duration>
    <meta:document-statistic meta:paragraph-count="255" meta:word-count="1764"/>
  </office:meta>
</office:document-meta>
</file>